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alatino" svg:font-family="Palatino" style:font-family-generic="roman"/>
    <style:font-face style:name="Helvetica" svg:font-family="Helvetica" style:font-family-generic="swiss"/>
    <style:font-face style:name="Monaco" svg:font-family="Monaco" style:font-family-generic="modern" style:font-pitch="fixed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9.425in" table:align="margins"/>
    </style:style>
    <style:style style:name="Table1.A" style:family="table-column">
      <style:table-column-properties style:column-width="0.8569in" style:rel-column-width="5957*"/>
    </style:style>
    <style:style style:name="Table1.D" style:family="table-column">
      <style:table-column-properties style:column-width="0.8569in" style:rel-column-width="5958*"/>
    </style:style>
    <style:style style:name="Table1.K" style:family="table-column">
      <style:table-column-properties style:column-width="0.8576in" style:rel-column-width="596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K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K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Monaco" fo:font-size="8pt" officeooo:paragraph-rsid="001aabf0" style:font-size-asian="8pt" style:font-size-complex="8pt"/>
    </style:style>
    <style:style style:name="P2" style:family="paragraph" style:parent-style-name="Standard">
      <style:text-properties style:font-name="Monaco" fo:font-size="8pt" officeooo:rsid="001625eb" officeooo:paragraph-rsid="0016c9ea" style:font-size-asian="8pt" style:font-size-complex="8pt"/>
    </style:style>
    <style:style style:name="P3" style:family="paragraph" style:parent-style-name="Standard">
      <style:text-properties style:font-name="Monaco" fo:font-size="8pt" officeooo:rsid="001625eb" officeooo:paragraph-rsid="001149df" style:font-size-asian="8pt" style:font-size-complex="8pt"/>
    </style:style>
    <style:style style:name="P4" style:family="paragraph" style:parent-style-name="Standard">
      <style:text-properties style:font-name="Monaco" fo:font-size="8pt" officeooo:rsid="001149df" officeooo:paragraph-rsid="001149df" style:font-size-asian="8pt" style:font-size-complex="8pt"/>
    </style:style>
    <style:style style:name="P5" style:family="paragraph" style:parent-style-name="Standard">
      <style:text-properties style:font-name="Monaco" fo:font-size="8pt" officeooo:rsid="00188268" officeooo:paragraph-rsid="00188268" style:font-size-asian="8pt" style:font-size-complex="8pt"/>
    </style:style>
    <style:style style:name="P6" style:family="paragraph" style:parent-style-name="Standard">
      <style:text-properties style:font-name="Monaco" fo:font-size="8pt" officeooo:rsid="001896b5" officeooo:paragraph-rsid="001896b5" style:font-size-asian="8pt" style:font-size-complex="8pt"/>
    </style:style>
    <style:style style:name="P7" style:family="paragraph" style:parent-style-name="Standard">
      <style:text-properties style:font-name="Monaco" fo:font-size="8pt" officeooo:rsid="0022c336" officeooo:paragraph-rsid="002483a1" style:font-size-asian="8pt" style:font-size-complex="8pt"/>
    </style:style>
    <style:style style:name="P8" style:family="paragraph" style:parent-style-name="Standard">
      <style:text-properties style:font-name="Monaco" fo:font-size="8pt" officeooo:rsid="0022c336" officeooo:paragraph-rsid="0024fcea" style:font-size-asian="8pt" style:font-size-complex="8pt"/>
    </style:style>
    <style:style style:name="P9" style:family="paragraph" style:parent-style-name="Standard">
      <style:text-properties style:font-name="Monaco" fo:font-size="8pt" officeooo:rsid="0021d321" officeooo:paragraph-rsid="0024fcea" style:font-size-asian="8pt" style:font-size-complex="8pt"/>
    </style:style>
    <style:style style:name="P10" style:family="paragraph" style:parent-style-name="Standard">
      <style:text-properties style:font-name="Monaco" fo:font-size="8pt" officeooo:rsid="001aabf0" officeooo:paragraph-rsid="001aabf0" style:font-size-asian="8pt" style:font-size-complex="8pt"/>
    </style:style>
    <style:style style:name="P11" style:family="paragraph" style:parent-style-name="Standard">
      <style:text-properties style:font-name="Monaco" fo:font-size="8pt" officeooo:rsid="00246bf9" officeooo:paragraph-rsid="00283579" style:font-size-asian="8pt" style:font-size-complex="8pt"/>
    </style:style>
    <style:style style:name="P12" style:family="paragraph" style:parent-style-name="Standard">
      <style:text-properties style:font-name="Monaco" fo:font-size="8pt" officeooo:rsid="00246bf9" officeooo:paragraph-rsid="00200918" style:font-size-asian="8pt" style:font-size-complex="8pt"/>
    </style:style>
    <style:style style:name="P13" style:family="paragraph" style:parent-style-name="Standard">
      <style:text-properties style:font-name="Monaco" fo:font-size="8pt" officeooo:rsid="002b4583" officeooo:paragraph-rsid="002b4583" style:font-size-asian="8pt" style:font-size-complex="8pt"/>
    </style:style>
    <style:style style:name="P14" style:family="paragraph" style:parent-style-name="Standard">
      <style:text-properties style:font-name="Monaco" fo:font-size="8pt" officeooo:rsid="001eefa4" officeooo:paragraph-rsid="001eefa4" style:font-size-asian="8pt" style:font-size-complex="8pt"/>
    </style:style>
    <style:style style:name="P15" style:family="paragraph" style:parent-style-name="Standard">
      <style:text-properties style:font-name="Monaco" fo:font-size="8pt" officeooo:rsid="001dca6a" officeooo:paragraph-rsid="001dca6a" style:font-size-asian="8pt" style:font-size-complex="8pt"/>
    </style:style>
    <style:style style:name="P16" style:family="paragraph" style:parent-style-name="Standard">
      <style:text-properties style:font-name="Monaco" fo:font-size="8pt" officeooo:rsid="00200918" officeooo:paragraph-rsid="00200918" style:font-size-asian="8pt" style:font-size-complex="8pt"/>
    </style:style>
    <style:style style:name="P17" style:family="paragraph" style:parent-style-name="Standard">
      <style:text-properties officeooo:paragraph-rsid="003443cd"/>
    </style:style>
    <style:style style:name="P18" style:family="paragraph" style:parent-style-name="Standard">
      <style:text-properties officeooo:paragraph-rsid="00372f89"/>
    </style:style>
    <style:style style:name="P19" style:family="paragraph" style:parent-style-name="Standard">
      <style:text-properties officeooo:paragraph-rsid="003f74bd"/>
    </style:style>
    <style:style style:name="P20" style:family="paragraph" style:parent-style-name="Standard">
      <style:text-properties officeooo:paragraph-rsid="0047acef"/>
    </style:style>
    <style:style style:name="P21" style:family="paragraph" style:parent-style-name="Standard">
      <style:text-properties officeooo:paragraph-rsid="00590214"/>
    </style:style>
    <style:style style:name="P22" style:family="paragraph" style:parent-style-name="Standard">
      <style:text-properties officeooo:paragraph-rsid="0065639d"/>
    </style:style>
    <style:style style:name="P23" style:family="paragraph" style:parent-style-name="Standard">
      <style:text-properties officeooo:rsid="002d88b7" officeooo:paragraph-rsid="002d88b7"/>
    </style:style>
    <style:style style:name="P24" style:family="paragraph" style:parent-style-name="Standard">
      <style:text-properties officeooo:rsid="00387c55" officeooo:paragraph-rsid="00387c55"/>
    </style:style>
    <style:style style:name="P25" style:family="paragraph" style:parent-style-name="Standard">
      <style:text-properties officeooo:rsid="00548ee9" officeooo:paragraph-rsid="00548ee9"/>
    </style:style>
    <style:style style:name="P26" style:family="paragraph" style:parent-style-name="Standard">
      <style:text-properties officeooo:rsid="0060990b" officeooo:paragraph-rsid="0060990b"/>
    </style:style>
    <style:style style:name="P27" style:family="paragraph" style:parent-style-name="Standard">
      <style:text-properties officeooo:rsid="00672a8b" officeooo:paragraph-rsid="00672a8b"/>
    </style:style>
    <style:style style:name="P28" style:family="paragraph" style:parent-style-name="Standard">
      <style:text-properties officeooo:rsid="00372f89" officeooo:paragraph-rsid="0060990b"/>
    </style:style>
    <style:style style:name="P29" style:family="paragraph" style:parent-style-name="Standard">
      <style:text-properties officeooo:paragraph-rsid="006d6a9a"/>
    </style:style>
    <style:style style:name="P30" style:family="paragraph" style:parent-style-name="Standard">
      <style:text-properties officeooo:paragraph-rsid="0074eb66"/>
    </style:style>
    <style:style style:name="P31" style:family="paragraph" style:parent-style-name="Standard">
      <style:text-properties officeooo:paragraph-rsid="007dbecd"/>
    </style:style>
    <style:style style:name="P32" style:family="paragraph" style:parent-style-name="Standard">
      <style:text-properties officeooo:paragraph-rsid="0080ed22"/>
    </style:style>
    <style:style style:name="P33" style:family="paragraph" style:parent-style-name="Standard">
      <style:paragraph-properties fo:break-before="page"/>
      <style:text-properties style:font-name="Monaco" fo:font-size="8pt" officeooo:paragraph-rsid="002483a1" style:font-size-asian="8pt" style:font-size-complex="8pt"/>
    </style:style>
    <style:style style:name="P34" style:family="paragraph" style:parent-style-name="Standard">
      <style:paragraph-properties fo:break-before="page"/>
      <style:text-properties style:font-name="Monaco" fo:font-size="8pt" officeooo:paragraph-rsid="002b4583" style:font-size-asian="8pt" style:font-size-complex="8pt"/>
    </style:style>
    <style:style style:name="P35" style:family="paragraph" style:parent-style-name="Standard">
      <style:paragraph-properties fo:break-before="page"/>
      <style:text-properties style:font-name="Monaco" fo:font-size="8pt" officeooo:rsid="0016c9ea" officeooo:paragraph-rsid="0016c9ea" style:font-size-asian="8pt" style:font-size-complex="8pt"/>
    </style:style>
    <style:style style:name="P36" style:family="paragraph" style:parent-style-name="Standard">
      <style:paragraph-properties fo:break-before="page"/>
      <style:text-properties style:font-name="Monaco" fo:font-size="8pt" officeooo:rsid="001149df" officeooo:paragraph-rsid="0016c9ea" style:font-size-asian="8pt" style:font-size-complex="8pt"/>
    </style:style>
    <style:style style:name="P37" style:family="paragraph" style:parent-style-name="Standard">
      <style:paragraph-properties fo:break-before="page"/>
      <style:text-properties style:font-name="Monaco" fo:font-size="8pt" officeooo:rsid="00188268" officeooo:paragraph-rsid="00188268" style:font-size-asian="8pt" style:font-size-complex="8pt"/>
    </style:style>
    <style:style style:name="P38" style:family="paragraph" style:parent-style-name="Standard">
      <style:paragraph-properties fo:break-before="page"/>
      <style:text-properties style:font-name="Monaco" fo:font-size="8pt" officeooo:rsid="0021d321" officeooo:paragraph-rsid="0024fcea" style:font-size-asian="8pt" style:font-size-complex="8pt"/>
    </style:style>
    <style:style style:name="P39" style:family="paragraph" style:parent-style-name="Standard">
      <style:paragraph-properties fo:break-before="page"/>
      <style:text-properties style:font-name="Monaco" fo:font-size="8pt" officeooo:rsid="001aabf0" officeooo:paragraph-rsid="0024fcea" style:font-size-asian="8pt" style:font-size-complex="8pt"/>
    </style:style>
    <style:style style:name="P40" style:family="paragraph" style:parent-style-name="Standard">
      <style:paragraph-properties fo:break-before="page"/>
      <style:text-properties style:font-name="Monaco" fo:font-size="8pt" officeooo:rsid="00246bf9" officeooo:paragraph-rsid="00283579" style:font-size-asian="8pt" style:font-size-complex="8pt"/>
    </style:style>
    <style:style style:name="P41" style:family="paragraph" style:parent-style-name="Standard">
      <style:paragraph-properties fo:break-before="page"/>
      <style:text-properties style:font-name="Monaco" fo:font-size="8pt" officeooo:rsid="002b4583" officeooo:paragraph-rsid="002b4583" style:font-size-asian="8pt" style:font-size-complex="8pt"/>
    </style:style>
    <style:style style:name="P42" style:family="paragraph" style:parent-style-name="Standard">
      <style:paragraph-properties fo:break-before="page"/>
      <style:text-properties style:font-name="Monaco" fo:font-size="8pt" officeooo:rsid="00208fe8" officeooo:paragraph-rsid="00208fe8" style:font-size-asian="8pt" style:font-size-complex="8pt"/>
    </style:style>
    <style:style style:name="P43" style:family="paragraph" style:parent-style-name="Table_20_Contents">
      <style:text-properties style:font-name="Monaco" fo:font-size="9pt" fo:font-weight="bold" style:font-size-asian="9pt" style:font-weight-asian="bold" style:font-size-complex="9pt" style:font-weight-complex="bold"/>
    </style:style>
    <style:style style:name="P44" style:family="paragraph" style:parent-style-name="Table_20_Contents">
      <style:text-properties style:font-name="Monaco" fo:font-size="9pt" fo:font-weight="bold" officeooo:paragraph-rsid="00194253" style:font-size-asian="9pt" style:font-weight-asian="bold" style:font-size-complex="9pt" style:font-weight-complex="bold"/>
    </style:style>
    <style:style style:name="P45" style:family="paragraph" style:parent-style-name="Table_20_Contents">
      <style:text-properties style:font-name="Monaco" fo:font-size="9pt" fo:font-weight="bold" officeooo:rsid="001149df" officeooo:paragraph-rsid="001149df" style:font-size-asian="9pt" style:font-weight-asian="bold" style:font-size-complex="9pt" style:font-weight-complex="bold"/>
    </style:style>
    <style:style style:name="P46" style:family="paragraph" style:parent-style-name="Table_20_Contents">
      <style:text-properties style:font-name="Monaco" fo:font-size="9pt" fo:font-weight="bold" officeooo:rsid="0012f480" officeooo:paragraph-rsid="0012f480" style:font-size-asian="9pt" style:font-weight-asian="bold" style:font-size-complex="9pt" style:font-weight-complex="bold"/>
    </style:style>
    <style:style style:name="P47" style:family="paragraph" style:parent-style-name="Table_20_Contents">
      <style:text-properties style:font-name="Monaco" fo:font-size="9pt" fo:font-weight="bold" officeooo:rsid="00188268" officeooo:paragraph-rsid="00194253" style:font-size-asian="9pt" style:font-weight-asian="bold" style:font-size-complex="9pt" style:font-weight-complex="bold"/>
    </style:style>
    <style:style style:name="P48" style:family="paragraph" style:parent-style-name="Table_20_Contents">
      <style:text-properties style:font-name="Monaco" fo:font-size="10pt" officeooo:paragraph-rsid="00188268" style:font-size-asian="10pt" style:font-size-complex="10pt"/>
    </style:style>
    <style:style style:name="P49" style:family="paragraph" style:parent-style-name="Table_20_Contents">
      <style:text-properties style:font-name="Monaco" fo:font-size="10pt" officeooo:paragraph-rsid="00304861" style:font-size-asian="10pt" style:font-size-complex="10pt"/>
    </style:style>
    <style:style style:name="P50" style:family="paragraph" style:parent-style-name="Table_20_Contents">
      <style:text-properties style:font-name="Monaco" fo:font-size="10pt" officeooo:paragraph-rsid="0022c336" style:font-size-asian="10pt" style:font-size-complex="10pt"/>
    </style:style>
    <style:style style:name="P51" style:family="paragraph" style:parent-style-name="Table_20_Contents">
      <style:text-properties style:font-name="Monaco" fo:font-size="10pt" officeooo:paragraph-rsid="0024fcea" style:font-size-asian="10pt" style:font-size-complex="10pt"/>
    </style:style>
    <style:style style:name="P52" style:family="paragraph" style:parent-style-name="Table_20_Contents">
      <style:text-properties style:font-name="Monaco" fo:font-size="10pt" officeooo:paragraph-rsid="00497d39" style:font-size-asian="10pt" style:font-size-complex="10pt"/>
    </style:style>
    <style:style style:name="P53" style:family="paragraph" style:parent-style-name="Table_20_Contents">
      <style:text-properties style:font-name="Monaco" fo:font-size="10pt" officeooo:paragraph-rsid="001ad302" style:font-size-asian="10pt" style:font-size-complex="10pt"/>
    </style:style>
    <style:style style:name="P54" style:family="paragraph" style:parent-style-name="Table_20_Contents">
      <style:text-properties style:font-name="Monaco" fo:font-size="10pt" officeooo:paragraph-rsid="0050f212" style:font-size-asian="10pt" style:font-size-complex="10pt"/>
    </style:style>
    <style:style style:name="P55" style:family="paragraph" style:parent-style-name="Table_20_Contents">
      <style:text-properties style:font-name="Monaco" fo:font-size="10pt" officeooo:paragraph-rsid="0026c594" style:font-size-asian="10pt" style:font-size-complex="10pt"/>
    </style:style>
    <style:style style:name="P56" style:family="paragraph" style:parent-style-name="Table_20_Contents">
      <style:text-properties style:font-name="Monaco" fo:font-size="10pt" officeooo:paragraph-rsid="002a55ef" style:font-size-asian="10pt" style:font-size-complex="10pt"/>
    </style:style>
    <style:style style:name="P57" style:family="paragraph" style:parent-style-name="Table_20_Contents">
      <style:text-properties style:font-name="Monaco" fo:font-size="10pt" officeooo:paragraph-rsid="0029df1b" style:font-size-asian="10pt" style:font-size-complex="10pt"/>
    </style:style>
    <style:style style:name="P58" style:family="paragraph" style:parent-style-name="Table_20_Contents">
      <style:text-properties style:font-name="Monaco" fo:font-size="10pt" officeooo:rsid="006e3834" officeooo:paragraph-rsid="006e3834" style:font-size-asian="10pt" style:font-size-complex="10pt"/>
    </style:style>
    <style:style style:name="P59" style:family="paragraph" style:parent-style-name="Table_20_Contents">
      <style:text-properties style:font-name="Monaco" fo:font-size="10pt" officeooo:rsid="006ef1b4" officeooo:paragraph-rsid="006ef1b4" style:font-size-asian="10pt" style:font-size-complex="10pt"/>
    </style:style>
    <style:style style:name="P60" style:family="paragraph" style:parent-style-name="Table_20_Contents">
      <style:text-properties style:font-name="Monaco" fo:font-size="10pt" officeooo:rsid="0070d165" officeooo:paragraph-rsid="0070d165" style:font-size-asian="10pt" style:font-size-complex="10pt"/>
    </style:style>
    <style:style style:name="P61" style:family="paragraph" style:parent-style-name="Table_20_Contents">
      <style:text-properties style:font-name="Monaco" fo:font-size="10pt" officeooo:rsid="0071d24b" officeooo:paragraph-rsid="0071d24b" style:font-size-asian="10pt" style:font-size-complex="10pt"/>
    </style:style>
    <style:style style:name="P62" style:family="paragraph" style:parent-style-name="Table_20_Contents">
      <style:text-properties style:font-name="Monaco" fo:font-size="10pt" officeooo:rsid="001149df" officeooo:paragraph-rsid="001149df" style:font-size-asian="10pt" style:font-size-complex="10pt"/>
    </style:style>
    <style:style style:name="P63" style:family="paragraph" style:parent-style-name="Table_20_Contents">
      <style:text-properties style:font-name="Monaco" fo:font-size="10pt" officeooo:rsid="0012f480" officeooo:paragraph-rsid="0012f480" style:font-size-asian="10pt" style:font-size-complex="10pt"/>
    </style:style>
    <style:style style:name="P64" style:family="paragraph" style:parent-style-name="Table_20_Contents">
      <style:text-properties style:font-name="Monaco" fo:font-size="10pt" officeooo:rsid="00194253" officeooo:paragraph-rsid="00194253" style:font-size-asian="10pt" style:font-size-complex="10pt"/>
    </style:style>
    <style:style style:name="P65" style:family="paragraph" style:parent-style-name="Table_20_Contents">
      <style:text-properties style:font-name="Monaco" fo:font-size="10pt" officeooo:rsid="0022c336" officeooo:paragraph-rsid="0022c336" style:font-size-asian="10pt" style:font-size-complex="10pt"/>
    </style:style>
    <style:style style:name="P66" style:family="paragraph" style:parent-style-name="Table_20_Contents">
      <style:text-properties style:font-name="Monaco" fo:font-size="10pt" officeooo:rsid="0021b09a" officeooo:paragraph-rsid="0024fcea" style:font-size-asian="10pt" style:font-size-complex="10pt"/>
    </style:style>
    <style:style style:name="P67" style:family="paragraph" style:parent-style-name="Table_20_Contents">
      <style:text-properties style:font-name="Monaco" fo:font-size="10pt" officeooo:rsid="001ad302" officeooo:paragraph-rsid="001ad302" style:font-size-asian="10pt" style:font-size-complex="10pt"/>
    </style:style>
    <style:style style:name="P68" style:family="paragraph" style:parent-style-name="Table_20_Contents">
      <style:text-properties style:font-name="Monaco" fo:font-size="10pt" officeooo:rsid="002427ce" officeooo:paragraph-rsid="0026c594" style:font-size-asian="10pt" style:font-size-complex="10pt"/>
    </style:style>
    <style:style style:name="P69" style:family="paragraph" style:parent-style-name="Table_20_Contents">
      <style:text-properties style:font-name="Monaco" fo:font-size="10pt" officeooo:rsid="002a55ef" officeooo:paragraph-rsid="002a55ef" style:font-size-asian="10pt" style:font-size-complex="10pt"/>
    </style:style>
    <style:style style:name="P70" style:family="paragraph" style:parent-style-name="Table_20_Contents">
      <style:text-properties style:font-name="Monaco" fo:font-size="10pt" officeooo:rsid="001be1cf" officeooo:paragraph-rsid="0029df1b" style:font-size-asian="10pt" style:font-size-complex="10pt"/>
    </style:style>
    <style:style style:name="P71" style:family="paragraph" style:parent-style-name="Table_20_Contents">
      <style:text-properties style:font-name="Monaco" fo:font-size="10pt" officeooo:rsid="00200918" officeooo:paragraph-rsid="00200918" style:font-size-asian="10pt" style:font-size-complex="10pt"/>
    </style:style>
    <style:style style:name="P72" style:family="paragraph" style:parent-style-name="Table_20_Contents">
      <style:text-properties style:font-name="Monaco" fo:font-size="10pt" officeooo:rsid="002d88b7" officeooo:paragraph-rsid="002d88b7" style:font-size-asian="10pt" style:font-size-complex="10pt"/>
    </style:style>
    <style:style style:name="P73" style:family="paragraph" style:parent-style-name="Table_20_Contents">
      <style:text-properties style:font-name="Monaco" fo:font-size="10pt" officeooo:rsid="002df623" officeooo:paragraph-rsid="002df623" style:font-size-asian="10pt" style:font-size-complex="10pt"/>
    </style:style>
    <style:style style:name="P74" style:family="paragraph" style:parent-style-name="Table_20_Contents">
      <style:text-properties style:font-name="Monaco" fo:font-size="10pt" officeooo:rsid="002f5218" officeooo:paragraph-rsid="002f5218" style:font-size-asian="10pt" style:font-size-complex="10pt"/>
    </style:style>
    <style:style style:name="P75" style:family="paragraph" style:parent-style-name="Table_20_Contents">
      <style:text-properties style:font-name="Monaco" fo:font-size="10pt" officeooo:rsid="002ff0d2" officeooo:paragraph-rsid="002ff0d2" style:font-size-asian="10pt" style:font-size-complex="10pt"/>
    </style:style>
    <style:style style:name="P76" style:family="paragraph" style:parent-style-name="Table_20_Contents">
      <style:text-properties style:font-name="Monaco" fo:font-size="10pt" officeooo:rsid="00304861" officeooo:paragraph-rsid="00304861" style:font-size-asian="10pt" style:font-size-complex="10pt"/>
    </style:style>
    <style:style style:name="P77" style:family="paragraph" style:parent-style-name="Table_20_Contents">
      <style:text-properties style:font-name="Monaco" fo:font-size="10pt" officeooo:rsid="00313476" officeooo:paragraph-rsid="00313476" style:font-size-asian="10pt" style:font-size-complex="10pt"/>
    </style:style>
    <style:style style:name="P78" style:family="paragraph" style:parent-style-name="Table_20_Contents">
      <style:text-properties style:font-name="Monaco" fo:font-size="10pt" officeooo:rsid="00329fb9" officeooo:paragraph-rsid="00329fb9" style:font-size-asian="10pt" style:font-size-complex="10pt"/>
    </style:style>
    <style:style style:name="P79" style:family="paragraph" style:parent-style-name="Table_20_Contents">
      <style:text-properties style:font-name="Monaco" fo:font-size="10pt" officeooo:rsid="00350bc7" officeooo:paragraph-rsid="00350bc7" style:font-size-asian="10pt" style:font-size-complex="10pt"/>
    </style:style>
    <style:style style:name="P80" style:family="paragraph" style:parent-style-name="Table_20_Contents">
      <style:text-properties style:font-name="Monaco" fo:font-size="10pt" officeooo:rsid="00353527" officeooo:paragraph-rsid="00353527" style:font-size-asian="10pt" style:font-size-complex="10pt"/>
    </style:style>
    <style:style style:name="P81" style:family="paragraph" style:parent-style-name="Table_20_Contents">
      <style:text-properties style:font-name="Monaco" fo:font-size="10pt" officeooo:rsid="00390002" officeooo:paragraph-rsid="00390002" style:font-size-asian="10pt" style:font-size-complex="10pt"/>
    </style:style>
    <style:style style:name="P82" style:family="paragraph" style:parent-style-name="Table_20_Contents">
      <style:text-properties style:font-name="Monaco" fo:font-size="10pt" officeooo:rsid="003a88ba" officeooo:paragraph-rsid="003a88ba" style:font-size-asian="10pt" style:font-size-complex="10pt"/>
    </style:style>
    <style:style style:name="P83" style:family="paragraph" style:parent-style-name="Table_20_Contents">
      <style:text-properties style:font-name="Monaco" fo:font-size="10pt" officeooo:rsid="003bce4c" officeooo:paragraph-rsid="003bce4c" style:font-size-asian="10pt" style:font-size-complex="10pt"/>
    </style:style>
    <style:style style:name="P84" style:family="paragraph" style:parent-style-name="Table_20_Contents">
      <style:text-properties style:font-name="Monaco" fo:font-size="10pt" officeooo:rsid="003dafd3" officeooo:paragraph-rsid="003dafd3" style:font-size-asian="10pt" style:font-size-complex="10pt"/>
    </style:style>
    <style:style style:name="P85" style:family="paragraph" style:parent-style-name="Table_20_Contents">
      <style:text-properties style:font-name="Monaco" fo:font-size="10pt" officeooo:rsid="004204df" officeooo:paragraph-rsid="004204df" style:font-size-asian="10pt" style:font-size-complex="10pt"/>
    </style:style>
    <style:style style:name="P86" style:family="paragraph" style:parent-style-name="Table_20_Contents">
      <style:text-properties style:font-name="Monaco" fo:font-size="10pt" officeooo:rsid="00438314" officeooo:paragraph-rsid="00438314" style:font-size-asian="10pt" style:font-size-complex="10pt"/>
    </style:style>
    <style:style style:name="P87" style:family="paragraph" style:parent-style-name="Table_20_Contents">
      <style:text-properties style:font-name="Monaco" fo:font-size="10pt" officeooo:rsid="00451331" officeooo:paragraph-rsid="00451331" style:font-size-asian="10pt" style:font-size-complex="10pt"/>
    </style:style>
    <style:style style:name="P88" style:family="paragraph" style:parent-style-name="Table_20_Contents">
      <style:text-properties style:font-name="Monaco" fo:font-size="10pt" officeooo:rsid="0045cc08" officeooo:paragraph-rsid="0045cc08" style:font-size-asian="10pt" style:font-size-complex="10pt"/>
    </style:style>
    <style:style style:name="P89" style:family="paragraph" style:parent-style-name="Table_20_Contents">
      <style:text-properties style:font-name="Monaco" fo:font-size="10pt" officeooo:rsid="0046a799" officeooo:paragraph-rsid="0046a799" style:font-size-asian="10pt" style:font-size-complex="10pt"/>
    </style:style>
    <style:style style:name="P90" style:family="paragraph" style:parent-style-name="Table_20_Contents">
      <style:text-properties style:font-name="Monaco" fo:font-size="10pt" officeooo:rsid="00497d39" officeooo:paragraph-rsid="00497d39" style:font-size-asian="10pt" style:font-size-complex="10pt"/>
    </style:style>
    <style:style style:name="P91" style:family="paragraph" style:parent-style-name="Table_20_Contents">
      <style:text-properties style:font-name="Monaco" fo:font-size="10pt" officeooo:rsid="004b0424" officeooo:paragraph-rsid="004b0424" style:font-size-asian="10pt" style:font-size-complex="10pt"/>
    </style:style>
    <style:style style:name="P92" style:family="paragraph" style:parent-style-name="Table_20_Contents">
      <style:text-properties style:font-name="Monaco" fo:font-size="10pt" officeooo:rsid="004eb3c5" officeooo:paragraph-rsid="004eb3c5" style:font-size-asian="10pt" style:font-size-complex="10pt"/>
    </style:style>
    <style:style style:name="P93" style:family="paragraph" style:parent-style-name="Table_20_Contents">
      <style:text-properties style:font-name="Monaco" fo:font-size="10pt" officeooo:rsid="004f2ba5" officeooo:paragraph-rsid="004f2ba5" style:font-size-asian="10pt" style:font-size-complex="10pt"/>
    </style:style>
    <style:style style:name="P94" style:family="paragraph" style:parent-style-name="Table_20_Contents">
      <style:text-properties style:font-name="Monaco" fo:font-size="10pt" officeooo:rsid="005190e1" officeooo:paragraph-rsid="005190e1" style:font-size-asian="10pt" style:font-size-complex="10pt"/>
    </style:style>
    <style:style style:name="P95" style:family="paragraph" style:parent-style-name="Table_20_Contents">
      <style:text-properties style:font-name="Monaco" fo:font-size="10pt" officeooo:rsid="00529d99" officeooo:paragraph-rsid="00529d99" style:font-size-asian="10pt" style:font-size-complex="10pt"/>
    </style:style>
    <style:style style:name="P96" style:family="paragraph" style:parent-style-name="Table_20_Contents">
      <style:text-properties style:font-name="Monaco" fo:font-size="10pt" officeooo:rsid="0050f212" officeooo:paragraph-rsid="0050f212" style:font-size-asian="10pt" style:font-size-complex="10pt"/>
    </style:style>
    <style:style style:name="P97" style:family="paragraph" style:parent-style-name="Table_20_Contents">
      <style:text-properties style:font-name="Monaco" fo:font-size="10pt" officeooo:rsid="0053871a" officeooo:paragraph-rsid="0053871a" style:font-size-asian="10pt" style:font-size-complex="10pt"/>
    </style:style>
    <style:style style:name="P98" style:family="paragraph" style:parent-style-name="Table_20_Contents">
      <style:text-properties style:font-name="Monaco" fo:font-size="10pt" officeooo:rsid="00539c21" officeooo:paragraph-rsid="00539c21" style:font-size-asian="10pt" style:font-size-complex="10pt"/>
    </style:style>
    <style:style style:name="P99" style:family="paragraph" style:parent-style-name="Table_20_Contents">
      <style:text-properties style:font-name="Monaco" fo:font-size="10pt" officeooo:rsid="00576b22" officeooo:paragraph-rsid="00576b22" style:font-size-asian="10pt" style:font-size-complex="10pt"/>
    </style:style>
    <style:style style:name="P100" style:family="paragraph" style:parent-style-name="Table_20_Contents">
      <style:text-properties style:font-name="Monaco" fo:font-size="10pt" officeooo:rsid="00560ec5" officeooo:paragraph-rsid="00560ec5" style:font-size-asian="10pt" style:font-size-complex="10pt"/>
    </style:style>
    <style:style style:name="P101" style:family="paragraph" style:parent-style-name="Table_20_Contents">
      <style:text-properties style:font-name="Monaco" fo:font-size="10pt" officeooo:rsid="0057b924" officeooo:paragraph-rsid="0057b924" style:font-size-asian="10pt" style:font-size-complex="10pt"/>
    </style:style>
    <style:style style:name="P102" style:family="paragraph" style:parent-style-name="Table_20_Contents">
      <style:text-properties style:font-name="Monaco" fo:font-size="10pt" officeooo:rsid="005a93f3" officeooo:paragraph-rsid="005a93f3" style:font-size-asian="10pt" style:font-size-complex="10pt"/>
    </style:style>
    <style:style style:name="P103" style:family="paragraph" style:parent-style-name="Table_20_Contents">
      <style:text-properties style:font-name="Monaco" fo:font-size="10pt" officeooo:rsid="005b76a8" officeooo:paragraph-rsid="005b76a8" style:font-size-asian="10pt" style:font-size-complex="10pt"/>
    </style:style>
    <style:style style:name="P104" style:family="paragraph" style:parent-style-name="Table_20_Contents">
      <style:text-properties style:font-name="Monaco" fo:font-size="10pt" officeooo:rsid="005cf2dd" officeooo:paragraph-rsid="005cf2dd" style:font-size-asian="10pt" style:font-size-complex="10pt"/>
    </style:style>
    <style:style style:name="P105" style:family="paragraph" style:parent-style-name="Table_20_Contents">
      <style:text-properties style:font-name="Monaco" fo:font-size="10pt" officeooo:rsid="005e1360" officeooo:paragraph-rsid="005e1360" style:font-size-asian="10pt" style:font-size-complex="10pt"/>
    </style:style>
    <style:style style:name="P106" style:family="paragraph" style:parent-style-name="Table_20_Contents">
      <style:text-properties style:font-name="Monaco" fo:font-size="10pt" officeooo:rsid="005f4660" officeooo:paragraph-rsid="005f4660" style:font-size-asian="10pt" style:font-size-complex="10pt"/>
    </style:style>
    <style:style style:name="P107" style:family="paragraph" style:parent-style-name="Table_20_Contents">
      <style:text-properties style:font-name="Monaco" fo:font-size="10pt" officeooo:rsid="00635fda" officeooo:paragraph-rsid="00635fda" style:font-size-asian="10pt" style:font-size-complex="10pt"/>
    </style:style>
    <style:style style:name="P108" style:family="paragraph" style:parent-style-name="Table_20_Contents">
      <style:text-properties style:font-name="Monaco" fo:font-size="10pt" officeooo:rsid="0066cc81" officeooo:paragraph-rsid="0066cc81" style:font-size-asian="10pt" style:font-size-complex="10pt"/>
    </style:style>
    <style:style style:name="P109" style:family="paragraph" style:parent-style-name="Table_20_Contents">
      <style:text-properties style:font-name="Monaco" fo:font-size="10pt" officeooo:rsid="0069ba94" officeooo:paragraph-rsid="0069ba94" style:font-size-asian="10pt" style:font-size-complex="10pt"/>
    </style:style>
    <style:style style:name="P110" style:family="paragraph" style:parent-style-name="Table_20_Contents">
      <style:text-properties style:font-name="Monaco" fo:font-size="10pt" officeooo:rsid="006b8459" officeooo:paragraph-rsid="006b8459" style:font-size-asian="10pt" style:font-size-complex="10pt"/>
    </style:style>
    <style:style style:name="P111" style:family="paragraph" style:parent-style-name="Table_20_Contents">
      <style:text-properties style:font-name="Monaco" fo:font-size="10pt" officeooo:rsid="006d6a9a" officeooo:paragraph-rsid="006d6a9a" style:font-size-asian="10pt" style:font-size-complex="10pt"/>
    </style:style>
    <style:style style:name="P112" style:family="paragraph" style:parent-style-name="Table_20_Contents">
      <style:text-properties style:font-name="Monaco" fo:font-size="10pt" officeooo:paragraph-rsid="00756897" style:font-size-asian="10pt" style:font-size-complex="10pt"/>
    </style:style>
    <style:style style:name="P113" style:family="paragraph" style:parent-style-name="Table_20_Contents">
      <style:text-properties style:font-name="Monaco" fo:font-size="10pt" officeooo:rsid="007682b0" officeooo:paragraph-rsid="007682b0" style:font-size-asian="10pt" style:font-size-complex="10pt"/>
    </style:style>
    <style:style style:name="P114" style:family="paragraph" style:parent-style-name="Table_20_Contents">
      <style:text-properties style:font-name="Monaco" fo:font-size="10pt" officeooo:rsid="00756897" officeooo:paragraph-rsid="00756897" style:font-size-asian="10pt" style:font-size-complex="10pt"/>
    </style:style>
    <style:style style:name="P115" style:family="paragraph" style:parent-style-name="Table_20_Contents">
      <style:text-properties style:font-name="Monaco" fo:font-size="10pt" officeooo:rsid="0077942c" officeooo:paragraph-rsid="0077942c" style:font-size-asian="10pt" style:font-size-complex="10pt"/>
    </style:style>
    <style:style style:name="P116" style:family="paragraph" style:parent-style-name="Standard">
      <style:text-properties officeooo:rsid="007ac326" officeooo:paragraph-rsid="007ac326"/>
    </style:style>
    <style:style style:name="P117" style:family="paragraph" style:parent-style-name="Standard">
      <style:text-properties officeooo:rsid="0083c74b" officeooo:paragraph-rsid="0083c74b"/>
    </style:style>
    <style:style style:name="P118" style:family="paragraph" style:parent-style-name="Standard">
      <style:text-properties officeooo:rsid="0088321c" officeooo:paragraph-rsid="0088321c"/>
    </style:style>
    <style:style style:name="P119" style:family="paragraph" style:parent-style-name="Table_20_Contents">
      <style:text-properties style:font-name="Monaco" fo:font-size="10pt" officeooo:rsid="00826a7b" officeooo:paragraph-rsid="00826a7b" style:font-size-asian="10pt" style:font-size-complex="10pt"/>
    </style:style>
    <style:style style:name="P120" style:family="paragraph" style:parent-style-name="Table_20_Contents">
      <style:text-properties style:font-name="Monaco" fo:font-size="10pt" officeooo:rsid="00828504" officeooo:paragraph-rsid="00828504" style:font-size-asian="10pt" style:font-size-complex="10pt"/>
    </style:style>
    <style:style style:name="P121" style:family="paragraph" style:parent-style-name="Table_20_Contents">
      <style:text-properties style:font-name="Monaco" fo:font-size="10pt" officeooo:rsid="007ac326" officeooo:paragraph-rsid="007ac326" style:font-size-asian="10pt" style:font-size-complex="10pt"/>
    </style:style>
    <style:style style:name="P122" style:family="paragraph" style:parent-style-name="Table_20_Contents">
      <style:text-properties style:font-name="Monaco" fo:font-size="10pt" officeooo:rsid="007b951a" officeooo:paragraph-rsid="007b951a" style:font-size-asian="10pt" style:font-size-complex="10pt"/>
    </style:style>
    <style:style style:name="P123" style:family="paragraph" style:parent-style-name="Table_20_Contents">
      <style:text-properties style:font-name="Monaco" fo:font-size="10pt" officeooo:rsid="007f709f" officeooo:paragraph-rsid="007f709f" style:font-size-asian="10pt" style:font-size-complex="10pt"/>
    </style:style>
    <style:style style:name="P124" style:family="paragraph" style:parent-style-name="Table_20_Contents">
      <style:text-properties style:font-name="Monaco" fo:font-size="10pt" officeooo:rsid="0083128b" officeooo:paragraph-rsid="0083128b" style:font-size-asian="10pt" style:font-size-complex="10pt"/>
    </style:style>
    <style:style style:name="P125" style:family="paragraph" style:parent-style-name="Table_20_Contents">
      <style:text-properties style:font-name="Monaco" fo:font-size="10pt" officeooo:rsid="00855fc4" officeooo:paragraph-rsid="00855fc4" style:font-size-asian="10pt" style:font-size-complex="10pt"/>
    </style:style>
    <style:style style:name="P126" style:family="paragraph" style:parent-style-name="Table_20_Contents">
      <style:text-properties style:font-name="Monaco" fo:font-size="10pt" officeooo:rsid="008698d7" officeooo:paragraph-rsid="008698d7" style:font-size-asian="10pt" style:font-size-complex="10pt"/>
    </style:style>
    <style:style style:name="P127" style:family="paragraph" style:parent-style-name="Table_20_Contents">
      <style:text-properties style:font-name="Monaco" fo:font-size="10pt" officeooo:rsid="0086f3ba" officeooo:paragraph-rsid="0086f3ba" style:font-size-asian="10pt" style:font-size-complex="10pt"/>
    </style:style>
    <style:style style:name="P128" style:family="paragraph" style:parent-style-name="Table_20_Contents">
      <style:text-properties style:font-name="Monaco" fo:font-size="10pt" officeooo:rsid="0087c741" officeooo:paragraph-rsid="0087c741" style:font-size-asian="10pt" style:font-size-complex="10pt"/>
    </style:style>
    <style:style style:name="T1" style:family="text">
      <style:text-properties officeooo:rsid="00188268"/>
    </style:style>
    <style:style style:name="T2" style:family="text">
      <style:text-properties officeooo:rsid="00194253"/>
    </style:style>
    <style:style style:name="T3" style:family="text">
      <style:text-properties officeooo:rsid="001aabf0"/>
    </style:style>
    <style:style style:name="T4" style:family="text">
      <style:text-properties officeooo:rsid="001eefa4"/>
    </style:style>
    <style:style style:name="T5" style:family="text">
      <style:text-properties officeooo:rsid="0023e659"/>
    </style:style>
    <style:style style:name="T6" style:family="text">
      <style:text-properties officeooo:rsid="002483a1"/>
    </style:style>
    <style:style style:name="T7" style:family="text">
      <style:text-properties officeooo:rsid="0029df1b"/>
    </style:style>
    <style:style style:name="T8" style:family="text">
      <style:text-properties officeooo:rsid="002c1dce"/>
    </style:style>
    <style:style style:name="T9" style:family="text">
      <style:text-properties officeooo:rsid="002d88b7"/>
    </style:style>
    <style:style style:name="T10" style:family="text">
      <style:text-properties officeooo:rsid="00304861"/>
    </style:style>
    <style:style style:name="T11" style:family="text">
      <style:text-properties officeooo:rsid="003443cd"/>
    </style:style>
    <style:style style:name="T12" style:family="text">
      <style:text-properties officeooo:rsid="00372f89"/>
    </style:style>
    <style:style style:name="T13" style:family="text">
      <style:text-properties officeooo:rsid="00387c55"/>
    </style:style>
    <style:style style:name="T14" style:family="text">
      <style:text-properties officeooo:rsid="003f74bd"/>
    </style:style>
    <style:style style:name="T15" style:family="text">
      <style:text-properties officeooo:rsid="0040bbf6"/>
    </style:style>
    <style:style style:name="T16" style:family="text">
      <style:text-properties officeooo:rsid="0047acef"/>
    </style:style>
    <style:style style:name="T17" style:family="text">
      <style:text-properties officeooo:rsid="00497d39"/>
    </style:style>
    <style:style style:name="T18" style:family="text">
      <style:text-properties officeooo:rsid="004cc557"/>
    </style:style>
    <style:style style:name="T19" style:family="text">
      <style:text-properties officeooo:rsid="0050f212"/>
    </style:style>
    <style:style style:name="T20" style:family="text">
      <style:text-properties officeooo:rsid="005190e1"/>
    </style:style>
    <style:style style:name="T21" style:family="text">
      <style:text-properties officeooo:rsid="00590214"/>
    </style:style>
    <style:style style:name="T22" style:family="text">
      <style:text-properties officeooo:rsid="005a93f3"/>
    </style:style>
    <style:style style:name="T23" style:family="text">
      <style:text-properties officeooo:rsid="0060990b"/>
    </style:style>
    <style:style style:name="T24" style:family="text">
      <style:text-properties officeooo:rsid="0065639d"/>
    </style:style>
    <style:style style:name="T25" style:family="text">
      <style:text-properties officeooo:rsid="006d6a9a"/>
    </style:style>
    <style:style style:name="T26" style:family="text">
      <style:text-properties officeooo:rsid="0073aa12"/>
    </style:style>
    <style:style style:name="T27" style:family="text">
      <style:text-properties officeooo:rsid="0074eb66"/>
    </style:style>
    <style:style style:name="T28" style:family="text">
      <style:text-properties officeooo:rsid="00756897"/>
    </style:style>
    <style:style style:name="T29" style:family="text">
      <style:text-properties officeooo:rsid="007682b0"/>
    </style:style>
    <style:style style:name="T30" style:family="text">
      <style:text-properties officeooo:rsid="007ac326"/>
    </style:style>
    <style:style style:name="T31" style:family="text">
      <style:text-properties officeooo:rsid="007dbecd"/>
    </style:style>
    <style:style style:name="T32" style:family="text">
      <style:text-properties officeooo:rsid="0080ed22"/>
    </style:style>
    <style:style style:name="T33" style:family="text">
      <style:text-properties officeooo:rsid="00820c9f"/>
    </style:style>
    <style:style style:name="T34" style:family="text">
      <style:text-properties officeooo:rsid="0089b02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 table:number-columns-repeated="3"/>
        <table:table-column table:style-name="Table1.D"/>
        <table:table-column table:style-name="Table1.A" table:number-columns-repeated="2"/>
        <table:table-column table:style-name="Table1.D"/>
        <table:table-column table:style-name="Table1.A" table:number-columns-repeated="2"/>
        <table:table-column table:style-name="Table1.D"/>
        <table:table-column table:style-name="Table1.K"/>
        <table:table-row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5">25215695</text:p>
          </table:table-cell>
          <table:table-cell table:style-name="Table1.A1" office:value-type="string">
            <text:p text:style-name="P46">laser_2010102901</text:p>
          </table:table-cell>
          <table:table-cell table:style-name="Table1.A1" office:value-type="string">
            <text:p text:style-name="P47">press_cp0</text:p>
          </table:table-cell>
          <table:table-cell table:style-name="Table1.A1" office:value-type="string">
            <text:p text:style-name="P44"><text:span text:style-name="T2">p</text:span><text:span text:style-name="T1">ress_cp</text:span><text:span text:style-name="T2">1</text:span></text:p>
          </table:table-cell>
          <table:table-cell table:style-name="Table1.A1" office:value-type="string">
            <text:p text:style-name="P44"><text:span text:style-name="T1">press_cp</text:span><text:span text:style-name="T2">2</text:span></text:p>
          </table:table-cell>
          <table:table-cell table:style-name="Table1.A1" office:value-type="string">
            <text:p text:style-name="P44"><text:span text:style-name="T1">press_cp</text:span><text:span text:style-name="T2">3</text:span></text:p>
          </table:table-cell>
          <table:table-cell table:style-name="Table1.A1" office:value-type="string">
            <text:p text:style-name="P44"><text:span text:style-name="T1">press_cp</text:span><text:span text:style-name="T2">4</text:span></text:p>
          </table:table-cell>
          <table:table-cell table:style-name="Table1.A1" office:value-type="string">
            <text:p text:style-name="P44"><text:span text:style-name="T1">press_cp</text:span><text:span text:style-name="T2">5</text:span></text:p>
          </table:table-cell>
          <table:table-cell table:style-name="Table1.A1" office:value-type="string">
            <text:p text:style-name="P44"><text:span text:style-name="T1">press_cp</text:span><text:span text:style-name="T2">6</text:span></text:p>
          </table:table-cell>
          <table:table-cell table:style-name="Table1.K1" office:value-type="string">
            <text:p text:style-name="P44"><text:span text:style-name="T1">press_cp</text:span><text:span text:style-name="T2">7</text:span></text:p>
          </table:table-cell>
        </table:table-row>
        <table:table-row>
          <table:table-cell table:style-name="Table1.A2" office:value-type="string">
            <text:p text:style-name="P58">Fortran</text:p>
          </table:table-cell>
          <table:table-cell table:style-name="Table1.A2" office:value-type="string">
            <text:p text:style-name="P58">0.69</text:p>
          </table:table-cell>
          <table:table-cell table:style-name="Table1.A2" office:value-type="string">
            <text:p text:style-name="P58">1.15</text:p>
          </table:table-cell>
          <table:table-cell table:style-name="Table1.A2" office:value-type="string">
            <text:p text:style-name="P58">1.07</text:p>
          </table:table-cell>
          <table:table-cell table:style-name="Table1.A2" office:value-type="string">
            <text:p text:style-name="P59">0.93</text:p>
          </table:table-cell>
          <table:table-cell table:style-name="Table1.A2" office:value-type="string">
            <text:p text:style-name="P59">1.04</text:p>
          </table:table-cell>
          <table:table-cell table:style-name="Table1.A2" office:value-type="string">
            <text:p text:style-name="P60">0.98</text:p>
          </table:table-cell>
          <table:table-cell table:style-name="Table1.A2" office:value-type="string">
            <text:p text:style-name="P60">1.18</text:p>
          </table:table-cell>
          <table:table-cell table:style-name="Table1.A2" office:value-type="string">
            <text:p text:style-name="P60">1.02</text:p>
          </table:table-cell>
          <table:table-cell table:style-name="Table1.A2" office:value-type="string">
            <text:p text:style-name="P61">0.88</text:p>
          </table:table-cell>
          <table:table-cell table:style-name="Table1.K2" office:value-type="string">
            <text:p text:style-name="P61">0.97</text:p>
          </table:table-cell>
        </table:table-row>
        <table:table-row>
          <table:table-cell table:style-name="Table1.A2" office:value-type="string">
            <text:p text:style-name="P119">Fortran</text:p>
            <text:p text:style-name="P119">silent</text:p>
          </table:table-cell>
          <table:table-cell table:style-name="Table1.A2" office:value-type="string">
            <text:p text:style-name="P119">0.08</text:p>
          </table:table-cell>
          <table:table-cell table:style-name="Table1.A2" office:value-type="string">
            <text:p text:style-name="P119">0.27</text:p>
          </table:table-cell>
          <table:table-cell table:style-name="Table1.A2" office:value-type="string">
            <text:p text:style-name="P119">0.25</text:p>
          </table:table-cell>
          <table:table-cell table:style-name="Table1.A2" office:value-type="string">
            <text:p text:style-name="P119">0.25</text:p>
          </table:table-cell>
          <table:table-cell table:style-name="Table1.A2" office:value-type="string">
            <text:p text:style-name="P120">0.25</text:p>
          </table:table-cell>
          <table:table-cell table:style-name="Table1.A2" office:value-type="string">
            <text:p text:style-name="P120">0.25</text:p>
          </table:table-cell>
          <table:table-cell table:style-name="Table1.A2" office:value-type="string">
            <text:p text:style-name="P120">0.26</text:p>
          </table:table-cell>
          <table:table-cell table:style-name="Table1.A2" office:value-type="string">
            <text:p text:style-name="P120">0.22</text:p>
          </table:table-cell>
          <table:table-cell table:style-name="Table1.A2" office:value-type="string">
            <text:p text:style-name="P120">0.24</text:p>
          </table:table-cell>
          <table:table-cell table:style-name="Table1.K2" office:value-type="string">
            <text:p text:style-name="P120">0.23</text:p>
          </table:table-cell>
        </table:table-row>
        <table:table-row>
          <table:table-cell table:style-name="Table1.A2" office:value-type="string">
            <text:p text:style-name="P48"><text:span text:style-name="T1">r1</text:span><text:span text:style-name="T8">4</text:span></text:p>
          </table:table-cell>
          <table:table-cell table:style-name="Table1.A2" office:value-type="string">
            <text:p text:style-name="P62">25.97</text:p>
          </table:table-cell>
          <table:table-cell table:style-name="Table1.A2" office:value-type="string">
            <text:p text:style-name="P63">126.31</text:p>
          </table:table-cell>
          <table:table-cell table:style-name="Table1.A2" office:value-type="string">
            <text:p text:style-name="P64">78.98</text:p>
          </table:table-cell>
          <table:table-cell table:style-name="Table1.A2" office:value-type="string">
            <text:p text:style-name="P65">64.75</text:p>
          </table:table-cell>
          <table:table-cell table:style-name="Table1.A2" office:value-type="string">
            <text:p text:style-name="P66">76.14</text:p>
          </table:table-cell>
          <table:table-cell table:style-name="Table1.A2" office:value-type="string">
            <text:p text:style-name="P67">81.72</text:p>
          </table:table-cell>
          <table:table-cell table:style-name="Table1.A2" office:value-type="string">
            <text:p text:style-name="P68">112.29</text:p>
          </table:table-cell>
          <table:table-cell table:style-name="Table1.A2" office:value-type="string">
            <text:p text:style-name="P69">73.13</text:p>
          </table:table-cell>
          <table:table-cell table:style-name="Table1.A2" office:value-type="string">
            <text:p text:style-name="P70">71.07</text:p>
          </table:table-cell>
          <table:table-cell table:style-name="Table1.K2" office:value-type="string">
            <text:p text:style-name="P71">77.83</text:p>
          </table:table-cell>
        </table:table-row>
        <table:table-row>
          <table:table-cell table:style-name="Table1.A2" office:value-type="string">
            <text:p text:style-name="P72">r15</text:p>
          </table:table-cell>
          <table:table-cell table:style-name="Table1.A2" office:value-type="string">
            <text:p text:style-name="P72">9.08</text:p>
          </table:table-cell>
          <table:table-cell table:style-name="Table1.A2" office:value-type="string">
            <text:p text:style-name="P73">38.56</text:p>
          </table:table-cell>
          <table:table-cell table:style-name="Table1.A2" office:value-type="string">
            <text:p text:style-name="P74">26.02</text:p>
          </table:table-cell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57"/>
          </table:table-cell>
          <table:table-cell table:style-name="Table1.K2" office:value-type="string">
            <text:p text:style-name="P75">24.65</text:p>
          </table:table-cell>
        </table:table-row>
        <table:table-row>
          <table:table-cell table:style-name="Table1.A2" office:value-type="string">
            <text:p text:style-name="P49"><text:span text:style-name="T11">r</text:span><text:span text:style-name="T10">16</text:span></text:p>
          </table:table-cell>
          <table:table-cell table:style-name="Table1.A2" office:value-type="string">
            <text:p text:style-name="P76">4.97</text:p>
          </table:table-cell>
          <table:table-cell table:style-name="Table1.A2" office:value-type="string">
            <text:p text:style-name="P76">19.24</text:p>
          </table:table-cell>
          <table:table-cell table:style-name="Table1.A2" office:value-type="string">
            <text:p text:style-name="P77">13.20</text:p>
          </table:table-cell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57"/>
          </table:table-cell>
          <table:table-cell table:style-name="Table1.K2" office:value-type="string">
            <text:p text:style-name="P78">11.04</text:p>
          </table:table-cell>
        </table:table-row>
        <table:table-row>
          <table:table-cell table:style-name="Table1.A2" office:value-type="string">
            <text:p text:style-name="P79">r17</text:p>
          </table:table-cell>
          <table:table-cell table:style-name="Table1.A2" office:value-type="string">
            <text:p text:style-name="P80">3.25</text:p>
          </table:table-cell>
          <table:table-cell table:style-name="Table1.A2" office:value-type="string">
            <text:p text:style-name="P80">11.20</text:p>
          </table:table-cell>
          <table:table-cell table:style-name="Table1.A2" office:value-type="string">
            <text:p text:style-name="P80">7.80</text:p>
          </table:table-cell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57"/>
          </table:table-cell>
          <table:table-cell table:style-name="Table1.K2" office:value-type="string">
            <text:p text:style-name="P80">6.33</text:p>
          </table:table-cell>
        </table:table-row>
        <table:table-row>
          <table:table-cell table:style-name="Table1.A2" office:value-type="string">
            <text:p text:style-name="P81">r19</text:p>
          </table:table-cell>
          <table:table-cell table:style-name="Table1.A2" office:value-type="string">
            <text:p text:style-name="P81">2.92</text:p>
          </table:table-cell>
          <table:table-cell table:style-name="Table1.A2" office:value-type="string">
            <text:p text:style-name="P81">6.79</text:p>
          </table:table-cell>
          <table:table-cell table:style-name="Table1.A2" office:value-type="string">
            <text:p text:style-name="P82">4.87</text:p>
          </table:table-cell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83">4.37</text:p>
          </table:table-cell>
          <table:table-cell table:style-name="Table1.A2" office:value-type="string">
            <text:p text:style-name="P57"/>
          </table:table-cell>
          <table:table-cell table:style-name="Table1.K2" office:value-type="string">
            <text:p text:style-name="P84">4.57</text:p>
          </table:table-cell>
        </table:table-row>
        <table:table-row>
          <table:table-cell table:style-name="Table1.A2" office:value-type="string">
            <text:p text:style-name="P85">r20</text:p>
          </table:table-cell>
          <table:table-cell table:style-name="Table1.A2" office:value-type="string">
            <text:p text:style-name="P85">2.13</text:p>
          </table:table-cell>
          <table:table-cell table:style-name="Table1.A2" office:value-type="string">
            <text:p text:style-name="P86">6.77</text:p>
          </table:table-cell>
          <table:table-cell table:style-name="Table1.A2" office:value-type="string">
            <text:p text:style-name="P87">4.62</text:p>
          </table:table-cell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88">4.35</text:p>
          </table:table-cell>
          <table:table-cell table:style-name="Table1.A2" office:value-type="string">
            <text:p text:style-name="P57"/>
          </table:table-cell>
          <table:table-cell table:style-name="Table1.K2" office:value-type="string">
            <text:p text:style-name="P89">4.60</text:p>
          </table:table-cell>
        </table:table-row>
        <table:table-row>
          <table:table-cell table:style-name="Table1.A2" office:value-type="string">
            <text:p text:style-name="P52"><text:span text:style-name="T18">r</text:span><text:span text:style-name="T17">21</text:span></text:p>
          </table:table-cell>
          <table:table-cell table:style-name="Table1.A2" office:value-type="string">
            <text:p text:style-name="P90">2.77</text:p>
          </table:table-cell>
          <table:table-cell table:style-name="Table1.A2" office:value-type="string">
            <text:p text:style-name="P90">6.09</text:p>
          </table:table-cell>
          <table:table-cell table:style-name="Table1.A2" office:value-type="string">
            <text:p text:style-name="P91">4.06</text:p>
          </table:table-cell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92">3.83</text:p>
          </table:table-cell>
          <table:table-cell table:style-name="Table1.A2" office:value-type="string">
            <text:p text:style-name="P57"/>
          </table:table-cell>
          <table:table-cell table:style-name="Table1.K2" office:value-type="string">
            <text:p text:style-name="P93">4.02</text:p>
          </table:table-cell>
        </table:table-row>
        <table:table-row>
          <table:table-cell table:style-name="Table1.A2" office:value-type="string">
            <text:p text:style-name="P54"><text:span text:style-name="T20">r</text:span><text:span text:style-name="T19">22</text:span></text:p>
          </table:table-cell>
          <table:table-cell table:style-name="Table1.A2" office:value-type="string">
            <text:p text:style-name="P94">2.81</text:p>
          </table:table-cell>
          <table:table-cell table:style-name="Table1.A2" office:value-type="string">
            <text:p text:style-name="P95">5.97</text:p>
          </table:table-cell>
          <table:table-cell table:style-name="Table1.A2" office:value-type="string">
            <text:p text:style-name="P96">4.06</text:p>
          </table:table-cell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97">3.80</text:p>
          </table:table-cell>
          <table:table-cell table:style-name="Table1.A2" office:value-type="string">
            <text:p text:style-name="P57"/>
          </table:table-cell>
          <table:table-cell table:style-name="Table1.K2" office:value-type="string">
            <text:p text:style-name="P98">4.06</text:p>
          </table:table-cell>
        </table:table-row>
        <table:table-row>
          <table:table-cell table:style-name="Table1.A2" office:value-type="string">
            <text:p text:style-name="P99">r23</text:p>
          </table:table-cell>
          <table:table-cell table:style-name="Table1.A2" office:value-type="string">
            <text:p text:style-name="P99">2.57</text:p>
          </table:table-cell>
          <table:table-cell table:style-name="Table1.A2" office:value-type="string">
            <text:p text:style-name="P100">5.20</text:p>
          </table:table-cell>
          <table:table-cell table:style-name="Table1.A2" office:value-type="string">
            <text:p text:style-name="P101">3.47</text:p>
          </table:table-cell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101">3.18</text:p>
          </table:table-cell>
          <table:table-cell table:style-name="Table1.A2" office:value-type="string">
            <text:p text:style-name="P57"/>
          </table:table-cell>
          <table:table-cell table:style-name="Table1.K2" office:value-type="string">
            <text:p text:style-name="P101">3.39</text:p>
          </table:table-cell>
        </table:table-row>
        <table:table-row>
          <table:table-cell table:style-name="Table1.A2" office:value-type="string">
            <text:p text:style-name="P102">r24</text:p>
          </table:table-cell>
          <table:table-cell table:style-name="Table1.A2" office:value-type="string">
            <text:p text:style-name="P102">2.47</text:p>
          </table:table-cell>
          <table:table-cell table:style-name="Table1.A2" office:value-type="string">
            <text:p text:style-name="P103">4.50</text:p>
          </table:table-cell>
          <table:table-cell table:style-name="Table1.A2" office:value-type="string">
            <text:p text:style-name="P104">3.11</text:p>
          </table:table-cell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105">2.86</text:p>
          </table:table-cell>
          <table:table-cell table:style-name="Table1.A2" office:value-type="string">
            <text:p text:style-name="P57"/>
          </table:table-cell>
          <table:table-cell table:style-name="Table1.K2" office:value-type="string">
            <text:p text:style-name="P106">3.04</text:p>
          </table:table-cell>
        </table:table-row>
        <table:table-row>
          <table:table-cell table:style-name="Table1.A2" office:value-type="string">
            <text:p text:style-name="P107">r25</text:p>
          </table:table-cell>
          <table:table-cell table:style-name="Table1.A2" office:value-type="string">
            <text:p text:style-name="P107">2.40</text:p>
          </table:table-cell>
          <table:table-cell table:style-name="Table1.A2" office:value-type="string">
            <text:p text:style-name="P107">4.56</text:p>
          </table:table-cell>
          <table:table-cell table:style-name="Table1.A2" office:value-type="string">
            <text:p text:style-name="P107">3.06</text:p>
          </table:table-cell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107">2.82</text:p>
          </table:table-cell>
          <table:table-cell table:style-name="Table1.A2" office:value-type="string">
            <text:p text:style-name="P57"/>
          </table:table-cell>
          <table:table-cell table:style-name="Table1.K2" office:value-type="string">
            <text:p text:style-name="P107">3.00</text:p>
          </table:table-cell>
        </table:table-row>
        <table:table-row>
          <table:table-cell table:style-name="Table1.A2" office:value-type="string">
            <text:p text:style-name="P108">r26</text:p>
          </table:table-cell>
          <table:table-cell table:style-name="Table1.A2" office:value-type="string">
            <text:p text:style-name="P108">2.34</text:p>
          </table:table-cell>
          <table:table-cell table:style-name="Table1.A2" office:value-type="string">
            <text:p text:style-name="P108">4.41</text:p>
          </table:table-cell>
          <table:table-cell table:style-name="Table1.A2" office:value-type="string">
            <text:p text:style-name="P108">3.04</text:p>
          </table:table-cell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108">3.10</text:p>
          </table:table-cell>
          <table:table-cell table:style-name="Table1.A2" office:value-type="string">
            <text:p text:style-name="P57"/>
          </table:table-cell>
          <table:table-cell table:style-name="Table1.K2" office:value-type="string">
            <text:p text:style-name="P108">2.96</text:p>
          </table:table-cell>
        </table:table-row>
        <table:table-row>
          <table:table-cell table:style-name="Table1.A2" office:value-type="string">
            <text:p text:style-name="P109">r27</text:p>
          </table:table-cell>
          <table:table-cell table:style-name="Table1.A2" office:value-type="string">
            <text:p text:style-name="P109">1.99</text:p>
          </table:table-cell>
          <table:table-cell table:style-name="Table1.A2" office:value-type="string">
            <text:p text:style-name="P110">2.94</text:p>
          </table:table-cell>
          <table:table-cell table:style-name="Table1.A2" office:value-type="string">
            <text:p text:style-name="P110">2.01</text:p>
          </table:table-cell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110">1.80</text:p>
          </table:table-cell>
          <table:table-cell table:style-name="Table1.A2" office:value-type="string">
            <text:p text:style-name="P57"/>
          </table:table-cell>
          <table:table-cell table:style-name="Table1.K2" office:value-type="string">
            <text:p text:style-name="P110">1.93</text:p>
          </table:table-cell>
        </table:table-row>
        <table:table-row>
          <table:table-cell table:style-name="Table1.A2" office:value-type="string">
            <text:p text:style-name="P111"><text:span text:style-name="T29">r</text:span>2<text:span text:style-name="T29">8</text:span></text:p>
          </table:table-cell>
          <table:table-cell table:style-name="Table1.A2" office:value-type="string">
            <text:p text:style-name="P113">1.45</text:p>
          </table:table-cell>
          <table:table-cell table:style-name="Table1.A2" office:value-type="string">
            <text:p text:style-name="P112"><text:span text:style-name="T28">2.1</text:span><text:span text:style-name="T29">9</text:span></text:p>
          </table:table-cell>
          <table:table-cell table:style-name="Table1.A2" office:value-type="string">
            <text:p text:style-name="P114">2.02</text:p>
          </table:table-cell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114">1.83</text:p>
          </table:table-cell>
          <table:table-cell table:style-name="Table1.A2" office:value-type="string">
            <text:p text:style-name="P57"/>
          </table:table-cell>
          <table:table-cell table:style-name="Table1.K2" office:value-type="string">
            <text:p text:style-name="P112"><text:span text:style-name="T28">1.</text:span><text:span text:style-name="T29">92</text:span></text:p>
          </table:table-cell>
        </table:table-row>
        <table:table-row>
          <table:table-cell table:style-name="Table1.A2" office:value-type="string">
            <text:p text:style-name="P113">r29</text:p>
          </table:table-cell>
          <table:table-cell table:style-name="Table1.A2" office:value-type="string">
            <text:p text:style-name="P115">1.46</text:p>
          </table:table-cell>
          <table:table-cell table:style-name="Table1.A2" office:value-type="string">
            <text:p text:style-name="P115">2.19</text:p>
          </table:table-cell>
          <table:table-cell table:style-name="Table1.A2" office:value-type="string">
            <text:p text:style-name="P115">2.06</text:p>
          </table:table-cell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115">1.86</text:p>
          </table:table-cell>
          <table:table-cell table:style-name="Table1.A2" office:value-type="string">
            <text:p text:style-name="P57"/>
          </table:table-cell>
          <table:table-cell table:style-name="Table1.K2" office:value-type="string">
            <text:p text:style-name="P115">1.90</text:p>
          </table:table-cell>
        </table:table-row>
        <table:table-row>
          <table:table-cell table:style-name="Table1.A2" office:value-type="string">
            <text:p text:style-name="P121">r30</text:p>
          </table:table-cell>
          <table:table-cell table:style-name="Table1.A2" office:value-type="string">
            <text:p text:style-name="P121">1.55</text:p>
          </table:table-cell>
          <table:table-cell table:style-name="Table1.A2" office:value-type="string">
            <text:p text:style-name="P121">2.50</text:p>
          </table:table-cell>
          <table:table-cell table:style-name="Table1.A2" office:value-type="string">
            <text:p text:style-name="P121">2.42</text:p>
          </table:table-cell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121">2.16</text:p>
          </table:table-cell>
          <table:table-cell table:style-name="Table1.A2" office:value-type="string">
            <text:p text:style-name="P57"/>
          </table:table-cell>
          <table:table-cell table:style-name="Table1.K2" office:value-type="string">
            <text:p text:style-name="P121">2.24</text:p>
          </table:table-cell>
        </table:table-row>
        <table:table-row>
          <table:table-cell table:style-name="Table1.A2" office:value-type="string">
            <text:p text:style-name="P122">r31</text:p>
          </table:table-cell>
          <table:table-cell table:style-name="Table1.A2" office:value-type="string">
            <text:p text:style-name="P122">1.51</text:p>
          </table:table-cell>
          <table:table-cell table:style-name="Table1.A2" office:value-type="string">
            <text:p text:style-name="P122">2.16</text:p>
          </table:table-cell>
          <table:table-cell table:style-name="Table1.A2" office:value-type="string">
            <text:p text:style-name="P122">1.99</text:p>
          </table:table-cell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122">1.86</text:p>
          </table:table-cell>
          <table:table-cell table:style-name="Table1.A2" office:value-type="string">
            <text:p text:style-name="P57"/>
          </table:table-cell>
          <table:table-cell table:style-name="Table1.K2" office:value-type="string">
            <text:p text:style-name="P122">1.91</text:p>
          </table:table-cell>
        </table:table-row>
        <table:table-row>
          <table:table-cell table:style-name="Table1.A2" office:value-type="string">
            <text:p text:style-name="P123">r32</text:p>
          </table:table-cell>
          <table:table-cell table:style-name="Table1.A2" office:value-type="string">
            <text:p text:style-name="P123">1.38</text:p>
          </table:table-cell>
          <table:table-cell table:style-name="Table1.A2" office:value-type="string">
            <text:p text:style-name="P123">2.14</text:p>
          </table:table-cell>
          <table:table-cell table:style-name="Table1.A2" office:value-type="string">
            <text:p text:style-name="P123">1.98</text:p>
          </table:table-cell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123">1.88</text:p>
          </table:table-cell>
          <table:table-cell table:style-name="Table1.A2" office:value-type="string">
            <text:p text:style-name="P57"/>
          </table:table-cell>
          <table:table-cell table:style-name="Table1.K2" office:value-type="string">
            <text:p text:style-name="P123">1.89</text:p>
          </table:table-cell>
        </table:table-row>
        <table:table-row>
          <table:table-cell table:style-name="Table1.A2" office:value-type="string">
            <text:p text:style-name="P124">r33</text:p>
          </table:table-cell>
          <table:table-cell table:style-name="Table1.A2" office:value-type="string">
            <text:p text:style-name="P124">0.59</text:p>
          </table:table-cell>
          <table:table-cell table:style-name="Table1.A2" office:value-type="string">
            <text:p text:style-name="P124">1.06</text:p>
          </table:table-cell>
          <table:table-cell table:style-name="Table1.A2" office:value-type="string">
            <text:p text:style-name="P124">0.99</text:p>
          </table:table-cell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124">0.89</text:p>
          </table:table-cell>
          <table:table-cell table:style-name="Table1.A2" office:value-type="string">
            <text:p text:style-name="P57"/>
          </table:table-cell>
          <table:table-cell table:style-name="Table1.K2" office:value-type="string">
            <text:p text:style-name="P124">0.92</text:p>
          </table:table-cell>
        </table:table-row>
        <table:table-row>
          <table:table-cell table:style-name="Table1.A2" office:value-type="string">
            <text:p text:style-name="P125">r34</text:p>
          </table:table-cell>
          <table:table-cell table:style-name="Table1.A2" office:value-type="string">
            <text:p text:style-name="P125">0.41</text:p>
          </table:table-cell>
          <table:table-cell table:style-name="Table1.A2" office:value-type="string">
            <text:p text:style-name="P125">0.87</text:p>
          </table:table-cell>
          <table:table-cell table:style-name="Table1.A2" office:value-type="string">
            <text:p text:style-name="P126">0.84</text:p>
          </table:table-cell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127">0.71</text:p>
          </table:table-cell>
          <table:table-cell table:style-name="Table1.A2" office:value-type="string">
            <text:p text:style-name="P57"/>
          </table:table-cell>
          <table:table-cell table:style-name="Table1.K2" office:value-type="string">
            <text:p text:style-name="P128">0.75</text:p>
          </table:table-cell>
        </table:table-row>
      </table:table>
      <text:p text:style-name="Standard"/>
      <text:p text:style-name="Standard"/>
      <text:p text:style-name="P23"><text:soft-page-break/>14 → 15: changed conjugate() call in zreorth2</text:p>
      <text:p text:style-name="P17"><text:span text:style-name="T11">15 → 16: </text:span><text:span text:style-name="T9">zreorth2, </text:span><text:span text:style-name="T11">changed for loop to use numpy array math</text:span></text:p>
      <text:p text:style-name="P18"><text:span text:style-name="T12">1</text:span><text:span text:style-name="T13">6</text:span><text:span text:style-name="T12"> → 17: </text:span><text:span text:style-name="T9">zreorth2, </text:span><text:span text:style-name="T12">changed to using an array's .sum() method </text:span></text:p>
      <text:p text:style-name="P24">17 → 18: typo fix, no improvement</text:p>
      <text:p text:style-name="P19"><text:span text:style-name="T14">18 → 19: smarter summing in hlsvdpro zcalc() (converted for loop to nu</text:span><text:span text:style-name="T15">m</text:span><text:span text:style-name="T14">py call)</text:span></text:p>
      <text:p text:style-name="P20"><text:span text:style-name="T16">19 → 20: more smarter </text:span><text:span text:style-name="T14">summing in hlsvdpro zcalc(), </text:span><text:span text:style-name="T16">but not in a loop so minimal impact.</text:span></text:p>
      <text:p text:style-name="P25">20 → 21: replaced for loop (zaxpy() equiv) with numpy, minimal impact. </text:p>
      <text:p text:style-name="P21"><text:span text:style-name="T21">21 → 22: </text:span><text:span text:style-name="T22">converted</text:span><text:span text:style-name="T21"> two for loops in zlanbprow() </text:span><text:span text:style-name="T22">to</text:span><text:span text:style-name="T21"> numpy calls</text:span></text:p>
      <text:p text:style-name="P26">22 → 23: Converted another for loop in zlanbprow() to numpy calls, saved another ~10%</text:p>
      <text:p text:style-name="P26">23 → 24: Converted another for loop in zlanbprow() to numpy calls, saved another ~10%</text:p>
      <text:p text:style-name="P22"><text:span text:style-name="T24">24 → 25: Converted minor loop </text:span><text:span text:style-name="T23">in zlanbprow() to numpy, </text:span><text:span text:style-name="T24">no real change expected nor realized.</text:span></text:p>
      <text:p text:style-name="P27">25 → 26: Converted two loops in dbdqr() to numpy, no real change</text:p>
      <text:p text:style-name="P29"><text:span text:style-name="T25">2</text:span><text:span text:style-name="T26">6</text:span><text:span text:style-name="T25"> → 2</text:span><text:span text:style-name="T26">7</text:span><text:span text:style-name="T25">: Converted loops in aprodw() to numpy. Big win! Also eliminated a try/except in a loop which was also probably having an impact. Aprodw() is called hundreds of times, so small wins inside are a big help.</text:span></text:p>
      <text:p text:style-name="P30"><text:span text:style-name="T27">27 → 28: Bug fix, no performance change. If anything, the bug fix will increase runtimes. </text:span><text:span text:style-name="T29">Nevertheless, some runs are faster.???</text:span></text:p>
      <text:p text:style-name="P116">28 → 29: no change</text:p>
      <text:p text:style-name="P116">29 → 30: reinstated missing call to zgemmina() (Fortran version)</text:p>
      <text:p text:style-name="P31"><text:span text:style-name="T31">30 → 31: replaced </text:span><text:span text:style-name="T30">call to zgemmina() (Fortran version) </text:span><text:span text:style-name="T31">with plain numpy matrix multiply</text:span></text:p>
      <text:p text:style-name="P32"><text:span text:style-name="T32">31 → 32: call dbdsqr() in scipy if available. </text:span><text:span text:style-name="T33">Didn't change performance, or perhaps first test is faster because it didn't have to load the HLSVD lib from disk?</text:span></text:p>
      <text:p text:style-name="P117">32 → 33: silenced all print statements</text:p>
      <text:p text:style-name="P118">33 → 34: generate true random numbers, don't read from disk</text:p>
      <text:p text:style-name="P116"/>
      <text:p text:style-name="P116"/>
      <text:p text:style-name="P26"/>
      <text:p text:style-name="P28"><text:span text:style-name="T34">Running the code under the profiler seems to add &lt; 10% to the runtime.</text:span></text:p>
      <text:p text:style-name="P35">25215695.xml</text:p>
      <text:p text:style-name="P2"/>
      <text:p text:style-name="P2"><text:s text:c="9"/>3418134 function calls (3418056 primitive calls) in 27.443 seconds</text:p>
      <text:p text:style-name="P2"/>
      <text:p text:style-name="P2"><text:s text:c="3"/>Ordered by: cumulative time</text:p>
      <text:p text:style-name="P2"><text:s text:c="3"/>List reduced from 186 to 30 due to restriction &lt;30&gt;</text:p>
      <text:p text:style-name="P2"/>
      <text:p text:style-name="P2"><text:s text:c="3"/>ncalls <text:s/>tottime <text:s/>percall <text:s/>cumtime <text:s/>percall filename:lineno(function)</text:p>
      <text:p text:style-name="P2"><text:s text:c="8"/>1 <text:s text:c="3"/>0.000 <text:s text:c="3"/>0.000 <text:s text:c="2"/>27.465 <text:s text:c="2"/>27.465 ./test.py:28(test)</text:p>
      <text:p text:style-name="P2"><text:s text:c="8"/>1 <text:s text:c="3"/>0.000 <text:s text:c="3"/>0.000 <text:s text:c="2"/>27.458 <text:s text:c="2"/>27.458 /Users/me/w/duke/src/hlsvdpro_port/hlsvdpro.py:25(hlsvdpw_python)</text:p>
      <text:p text:style-name="P2"><text:s text:c="8"/>1 <text:s text:c="3"/>0.002 <text:s text:c="3"/>0.002 <text:s text:c="2"/>27.458 <text:s text:c="2"/>27.458 /Users/me/w/duke/src/hlsvdpro_port/hlsvdpro.py:77(hlsvdpro)</text:p>
      <text:p text:style-name="P2"><text:s text:c="8"/>1 <text:s text:c="3"/>0.001 <text:s text:c="3"/>0.001 <text:s text:c="2"/>27.373 <text:s text:c="2"/>27.373 /Users/me/w/duke/src/hlsvdpro_port/lanczopw.py:30(lanczopw)</text:p>
      <text:p text:style-name="P2"><text:s text:c="8"/>3 <text:s text:c="3"/>0.010 <text:s text:c="3"/>0.003 <text:s text:c="2"/>27.371 <text:s text:c="3"/>9.124 /Users/me/w/duke/src/hlsvdpro_port/zlansvdw.py:143(zlansvdw_pure)</text:p>
      <text:p text:style-name="P2"><text:s text:c="7"/>20 <text:s text:c="3"/>1.075 <text:s text:c="3"/>0.054 <text:s text:c="2"/>27.126 <text:s text:c="3"/>1.356 /Users/me/w/duke/src/hlsvdpro_port/zlanbprow.py:82(zlanbprow)</text:p>
      <text:p text:style-name="P2"><text:s text:c="6"/>279 <text:s text:c="2"/>11.745 <text:s text:c="3"/>0.042 <text:s text:c="2"/>25.010 <text:s text:c="3"/>0.090 /Users/me/w/duke/src/hlsvdpro_port/zreorth.py:317(zreorth2)</text:p>
      <text:p text:style-name="P2"><text:s text:c="2"/>3264750 <text:s text:c="2"/>13.125 <text:s text:c="3"/>0.000 <text:s text:c="2"/>13.125 <text:s text:c="3"/>0.000 {method 'conjugate' of 'numpy.generic' objects}</text:p>
      <text:p text:style-name="P2"><text:s text:c="6"/>274 <text:s text:c="3"/>0.371 <text:s text:c="3"/>0.001 <text:s text:c="3"/>0.433 <text:s text:c="3"/>0.002 /Users/me/w/duke/src/hlsvdpro_port/aprodw.py:25(aprodw)</text:p>
      <text:p text:style-name="P2"><text:s text:c="8"/>6 <text:s text:c="3"/>0.004 <text:s text:c="3"/>0.001 <text:s text:c="3"/>0.333 <text:s text:c="3"/>0.056 /Users/me/w/duke/src/hlsvdpro_port/zget0w.py:35(zgetu0w)</text:p>
      <text:p text:style-name="P2"><text:s text:c="8"/>7 <text:s text:c="3"/>0.294 <text:s text:c="3"/>0.042 <text:s text:c="3"/>0.316 <text:s text:c="3"/>0.045 {map}</text:p>
      <text:p text:style-name="P2"><text:s text:c="4"/>41343 <text:s text:c="3"/>0.257 <text:s text:c="3"/>0.000 <text:s text:c="3"/>0.257 <text:s text:c="3"/>0.000 {method 'format' of 'str' objects}</text:p>
      <text:p text:style-name="P2"><text:s text:c="4"/>15491 <text:s text:c="3"/>0.096 <text:s text:c="3"/>0.000 <text:s text:c="3"/>0.096 <text:s text:c="3"/>0.000 {range}</text:p>
      <text:p text:style-name="P2"><text:s text:c="6"/>134 <text:s text:c="3"/>0.048 <text:s text:c="3"/>0.000 <text:s text:c="3"/>0.085 <text:s text:c="3"/>0.001 /Users/me/w/duke/src/hlsvdpro_port/zlanbprow.py:1722(dupdate_nu)</text:p>
      <text:p text:style-name="P2"><text:s text:c="6"/>134 <text:s text:c="3"/>0.048 <text:s text:c="3"/>0.000 <text:s text:c="3"/>0.084 <text:s text:c="3"/>0.001 /Users/me/w/duke/src/hlsvdpro_port/zlanbprow.py:1577(dupdate_mu)</text:p>
      <text:p text:style-name="P2"><text:s text:c="8"/>1 <text:s text:c="3"/>0.034 <text:s text:c="3"/>0.034 <text:s text:c="3"/>0.080 <text:s text:c="3"/>0.080 /Users/me/w/duke/src/hlsvdpro_port/hlsvdpro.py:346(zcalc)</text:p>
      <text:p text:style-name="P2"><text:s text:c="6"/>131 <text:s text:c="3"/>0.053 <text:s text:c="3"/>0.000 <text:s text:c="3"/>0.071 <text:s text:c="3"/>0.001 /Users/me/w/duke/src/hlsvdpro_port/zlanbprow.py:1366(dcompute_int)</text:p>
      <text:p text:style-name="P2"><text:s text:c="4"/>12181 <text:s text:c="3"/>0.059 <text:s text:c="3"/>0.000 <text:s text:c="3"/>0.062 <text:s text:c="3"/>0.000 /Users/me/w/duke/src/hlsvdpro_port/zlanbprow.py:54(dlapy2)</text:p>
      <text:p text:style-name="P2"><text:s text:c="6"/>274 <text:s text:c="3"/>0.010 <text:s text:c="3"/>0.000 <text:s text:c="3"/>0.056 <text:s text:c="3"/>0.000 /Users/me/w/duke/src/hlsvdpro_port/aprodw.py:127(ztmultz)</text:p>
      <text:p text:style-name="P2"><text:s text:c="6"/>565 <text:s text:c="3"/>0.009 <text:s text:c="3"/>0.000 <text:s text:c="3"/>0.035 <text:s text:c="3"/>0.000 /Library/Frameworks/Python.framework/Versions/2.7/lib/python2.7/site-packages/scipy/linalg/misc.py:9(norm)</text:p>
      <text:p text:style-name="P2"><text:s text:c="6"/>550 <text:s text:c="3"/>0.003 <text:s text:c="3"/>0.000 <text:s text:c="3"/>0.032 <text:s text:c="3"/>0.000 /Library/Frameworks/Python.framework/Versions/2.7/lib/python2.7/site-packages/numpy/fft/fftpack.py:43(_raw_fft)</text:p>
      <text:p text:style-name="P2"><text:s text:c="7"/>21 <text:s text:c="3"/>0.016 <text:s text:c="3"/>0.001 <text:s text:c="3"/>0.028 <text:s text:c="3"/>0.001 /Users/me/w/duke/src/hlsvdpro_port/dbdsqr.py:19(dbdsqr)</text:p>
      <text:p text:style-name="P2"><text:s text:c="6"/>274 <text:s text:c="3"/>0.011 <text:s text:c="3"/>0.000 <text:s text:c="3"/>0.027 <text:s text:c="3"/>0.000 /Library/Frameworks/Python.framework/Versions/2.7/lib/python2.7/site-packages/numpy/fft/fftpack.py:167(ifft)</text:p>
      <text:p text:style-name="P2"><text:s text:c="7"/>21 <text:s text:c="3"/>0.008 <text:s text:c="3"/>0.000 <text:s text:c="3"/>0.025 <text:s text:c="3"/>0.001 /Users/me/w/duke/src/hlsvdpro_port/zlansvdw.py:837(dbdqr)</text:p>
      <text:p text:style-name="P2"><text:s text:c="6"/>565 <text:s text:c="3"/>0.012 <text:s text:c="3"/>0.000 <text:s text:c="3"/>0.024 <text:s text:c="3"/>0.000 /Library/Frameworks/Python.framework/Versions/2.7/lib/python2.7/site-packages/numpy/lib/function_base.py:526(asarray_chkfinite)</text:p>
      <text:p text:style-name="P2"><text:s text:c="6"/>276 <text:s text:c="3"/>0.001 <text:s text:c="3"/>0.000 <text:s text:c="3"/>0.019 <text:s text:c="3"/>0.000 /Library/Frameworks/Python.framework/Versions/2.7/lib/python2.7/site-packages/numpy/fft/fftpack.py:81(fft)</text:p>
      <text:p text:style-name="P2"><text:s text:c="4"/>51/17 <text:s text:c="3"/>0.000 <text:s text:c="3"/>0.000 <text:s text:c="3"/>0.019 <text:s text:c="3"/>0.001 /Library/Frameworks/Python.framework/Versions/2.7/lib/python2.7/site-packages/numpy/core/numeric.py:1345(array_str)</text:p>
      <text:p text:style-name="P2"><text:s text:c="4"/>51/17 <text:s text:c="3"/>0.000 <text:s text:c="3"/>0.000 <text:s text:c="3"/>0.018 <text:s text:c="3"/>0.001 /Library/Frameworks/Python.framework/Versions/2.7/lib/python2.7/site-packages/numpy/core/arrayprint.py:246(array2string)</text:p>
      <text:p text:style-name="P2"><text:s text:c="7"/>17 <text:s text:c="3"/>0.001 <text:s text:c="3"/>0.000 <text:s text:c="3"/>0.018 <text:s text:c="3"/>0.001 /Library/Frameworks/Python.framework/Versions/2.7/lib/python2.7/site-packages/numpy/core/arrayprint.py:175(_array2string)</text:p>
      <text:p text:style-name="P2"><text:s text:c="7"/>17 <text:s text:c="3"/>0.003 <text:s text:c="3"/>0.000 <text:s text:c="3"/>0.017 <text:s text:c="3"/>0.001 /Library/Frameworks/Python.framework/Versions/2.7/lib/python2.7/site-<text:soft-page-break/>packages/numpy/core/arrayprint.py:320(_formatArray)</text:p>
      <text:p text:style-name="P2"/>
      <text:p text:style-name="P36">laser_2010102901.xml</text:p>
      <text:p text:style-name="P4"/>
      <text:p text:style-name="P4"><text:s text:c="9"/>15994976 function calls (15994860 primitive calls) in 126.311 seconds</text:p>
      <text:p text:style-name="P4"/>
      <text:p text:style-name="P4"><text:s text:c="3"/>Ordered by: cumulative time</text:p>
      <text:p text:style-name="P4"><text:s text:c="3"/>List reduced from 186 to 30 due to restriction &lt;30&gt;</text:p>
      <text:p text:style-name="P4"/>
      <text:p text:style-name="P4"><text:s text:c="3"/>ncalls <text:s/>tottime <text:s/>percall <text:s/>cumtime <text:s/>percall filename:lineno(function)</text:p>
      <text:p text:style-name="P4"><text:s text:c="8"/>1 <text:s text:c="3"/>0.001 <text:s text:c="3"/>0.001 <text:s/>126.333 <text:s/>126.333 ./test.py:28(test)</text:p>
      <text:p text:style-name="P4"><text:s text:c="8"/>1 <text:s text:c="3"/>0.001 <text:s text:c="3"/>0.001 <text:s/>126.294 <text:s/>126.294 /Users/me/w/duke/src/hlsvdpro_port/hlsvdpro.py:25(hlsvdpw_python)</text:p>
      <text:p text:style-name="P4"><text:s text:c="8"/>1 <text:s text:c="3"/>0.010 <text:s text:c="3"/>0.010 <text:s/>126.293 <text:s/>126.293 /Users/me/w/duke/src/hlsvdpro_port/hlsvdpro.py:77(hlsvdpro)</text:p>
      <text:p text:style-name="P4"><text:s text:c="8"/>1 <text:s text:c="3"/>0.004 <text:s text:c="3"/>0.004 <text:s/>121.708 <text:s/>121.708 /Users/me/w/duke/src/hlsvdpro_port/lanczopw.py:30(lanczopw)</text:p>
      <text:p text:style-name="P4"><text:s text:c="8"/>3 <text:s text:c="3"/>0.018 <text:s text:c="3"/>0.006 <text:s/>121.702 <text:s text:c="2"/>40.567 /Users/me/w/duke/src/hlsvdpro_port/zlansvdw.py:143(zlansvdw_pure)</text:p>
      <text:p text:style-name="P4"><text:s text:c="7"/>12 <text:s text:c="3"/>3.078 <text:s text:c="3"/>0.256 <text:s/>121.415 <text:s text:c="2"/>10.118 /Users/me/w/duke/src/hlsvdpro_port/zlanbprow.py:82(zlanbprow)</text:p>
      <text:p text:style-name="P4"><text:s text:c="6"/>296 <text:s text:c="2"/>53.994 <text:s text:c="3"/>0.182 <text:s/>115.828 <text:s text:c="3"/>0.391 /Users/me/w/duke/src/hlsvdpro_port/zreorth.py:317(zreorth2)</text:p>
      <text:p text:style-name="P4"><text:s/>15813249 <text:s text:c="2"/>63.885 <text:s text:c="3"/>0.000 <text:s text:c="2"/>63.885 <text:s text:c="3"/>0.000 {method 'conjugate' of 'numpy.generic' objects}</text:p>
      <text:p text:style-name="P4"><text:s text:c="8"/>1 <text:s text:c="3"/>1.961 <text:s text:c="3"/>1.961 <text:s text:c="3"/>4.531 <text:s text:c="3"/>4.531 /Users/me/w/duke/src/hlsvdpro_port/hlsvdpro.py:346(zcalc)</text:p>
      <text:p text:style-name="P4"><text:s text:c="6"/>302 <text:s text:c="3"/>1.638 <text:s text:c="3"/>0.005 <text:s text:c="3"/>1.838 <text:s text:c="3"/>0.006 /Users/me/w/duke/src/hlsvdpro_port/aprodw.py:25(aprodw)</text:p>
      <text:p text:style-name="P4"><text:s text:c="4"/>18343 <text:s text:c="3"/>0.387 <text:s text:c="3"/>0.000 <text:s text:c="3"/>0.387 <text:s text:c="3"/>0.000 {range}</text:p>
      <text:p text:style-name="P4"><text:s text:c="8"/>6 <text:s text:c="3"/>0.004 <text:s text:c="3"/>0.001 <text:s text:c="3"/>0.367 <text:s text:c="3"/>0.061 /Users/me/w/duke/src/hlsvdpro_port/zget0w.py:35(zgetu0w)</text:p>
      <text:p text:style-name="P4"><text:s text:c="4"/>43880 <text:s text:c="3"/>0.342 <text:s text:c="3"/>0.000 <text:s text:c="3"/>0.342 <text:s text:c="3"/>0.000 {method 'format' of 'str' objects}</text:p>
      <text:p text:style-name="P4"><text:s text:c="8"/>7 <text:s text:c="3"/>0.302 <text:s text:c="3"/>0.043 <text:s text:c="3"/>0.324 <text:s text:c="3"/>0.046 {map}</text:p>
      <text:p text:style-name="P4"><text:s text:c="6"/>302 <text:s text:c="3"/>0.021 <text:s text:c="3"/>0.000 <text:s text:c="3"/>0.174 <text:s text:c="3"/>0.001 /Users/me/w/duke/src/hlsvdpro_port/aprodw.py:127(ztmultz)</text:p>
      <text:p text:style-name="P4"><text:s text:c="6"/>606 <text:s text:c="3"/>0.004 <text:s text:c="3"/>0.000 <text:s text:c="3"/>0.117 <text:s text:c="3"/>0.000 /Library/Frameworks/Python.framework/Versions/2.7/lib/python2.7/site-packages/numpy/fft/fftpack.py:43(_raw_fft)</text:p>
      <text:p text:style-name="P4"><text:s text:c="6"/>126 <text:s text:c="3"/>0.078 <text:s text:c="3"/>0.001 <text:s text:c="3"/>0.095 <text:s text:c="3"/>0.001 /Users/me/w/duke/src/hlsvdpro_port/zlanbprow.py:1366(dcompute_int)</text:p>
      <text:p text:style-name="P4"><text:s text:c="6"/>302 <text:s text:c="3"/>0.030 <text:s text:c="3"/>0.000 <text:s text:c="3"/>0.092 <text:s text:c="3"/>0.000 /Library/Frameworks/Python.framework/Versions/2.7/lib/python2.7/site-packages/numpy/fft/fftpack.py:167(ifft)</text:p>
      <text:p text:style-name="P4"><text:s text:c="6"/>129 <text:s text:c="3"/>0.045 <text:s text:c="3"/>0.000 <text:s text:c="3"/>0.079 <text:s text:c="3"/>0.001 /Users/me/w/duke/src/hlsvdpro_port/zlanbprow.py:1577(dupdate_mu)</text:p>
      <text:p text:style-name="P4"><text:s text:c="6"/>129 <text:s text:c="3"/>0.044 <text:s text:c="3"/>0.000 <text:s text:c="3"/>0.078 <text:s text:c="3"/>0.001 /Users/me/w/duke/src/hlsvdpro_port/zlanbprow.py:1722(dupdate_nu)</text:p>
      <text:p text:style-name="P4"><text:s text:c="6"/>304 <text:s text:c="3"/>0.001 <text:s text:c="3"/>0.000 <text:s text:c="3"/>0.062 <text:s text:c="3"/>0.000 /Library/Frameworks/Python.framework/Versions/2.7/lib/python2.7/site-packages/numpy/fft/fftpack.py:81(fft)</text:p>
      <text:p text:style-name="P4"><text:s text:c="6"/>620 <text:s text:c="3"/>0.016 <text:s text:c="3"/>0.000 <text:s text:c="3"/>0.057 <text:s text:c="3"/>0.000 /Library/Frameworks/Python.framework/Versions/2.7/lib/python2.7/site-packages/scipy/linalg/misc.py:9(norm)</text:p>
      <text:p text:style-name="P4"><text:s text:c="4"/>11188 <text:s text:c="3"/>0.055 <text:s text:c="3"/>0.000 <text:s text:c="3"/>0.057 <text:s text:c="3"/>0.000 /Users/me/w/duke/src/hlsvdpro_port/zlanbprow.py:54(dlapy2)</text:p>
      <text:p text:style-name="P4"><text:s text:c="6"/>304 <text:s text:c="3"/>0.057 <text:s text:c="3"/>0.000 <text:s text:c="3"/>0.057 <text:s text:c="3"/>0.000 {numpy.fft.fftpack_lite.cfftf}</text:p>
      <text:p text:style-name="P4"><text:s text:c="6"/>302 <text:s text:c="3"/>0.054 <text:s text:c="3"/>0.000 <text:s text:c="3"/>0.054 <text:s text:c="3"/>0.000 {numpy.fft.fftpack_lite.cfftb}</text:p>
      <text:p text:style-name="P4"><text:s text:c="8"/>1 <text:s text:c="3"/>0.042 <text:s text:c="3"/>0.042 <text:s text:c="3"/>0.043 <text:s text:c="3"/>0.043 /Users/me/w/duke/src/hlsvdpro_port/hlsvdpro.py:304(vanmon)</text:p>
      <text:p text:style-name="P4"><text:s text:c="6"/>620 <text:s text:c="3"/>0.021 <text:s text:c="3"/>0.000 <text:s text:c="3"/>0.039 <text:s text:c="3"/>0.000 /Library/Frameworks/Python.framework/Versions/2.7/lib/python2.7/site-packages/numpy/lib/function_base.py:526(asarray_chkfinite)</text:p>
      <text:p text:style-name="P4"><text:s text:c="7"/>13 <text:s text:c="3"/>0.011 <text:s text:c="3"/>0.001 <text:s text:c="3"/>0.025 <text:s text:c="3"/>0.002 /Users/me/w/duke/src/hlsvdpro_port/zlansvdw.py:837(dbdqr)</text:p>
      <text:p text:style-name="P4"><text:s text:c="8"/>1 <text:s text:c="3"/>0.000 <text:s text:c="3"/>0.000 <text:s text:c="3"/>0.023 <text:s text:c="3"/>0.023 /Users/me/w/duke/src/vespa/common/util/xml_.py:341(element_to_dict)</text:p>
      <text:p text:style-name="P4"><text:s text:c="8"/>6 <text:s text:c="3"/>0.000 <text:s text:c="3"/>0.000 <text:s text:c="3"/>0.023 <text:s text:c="3"/>0.004 /Users/me/w/duke/src/vespa/common/util/xml_.py:246(_element_to_any_type)</text:p>
      <text:p text:style-name="P4"/>
      <text:p text:style-name="P4"/>
      <text:p text:style-name="P3"/>
      <text:p text:style-name="P37">press_cp0.xml</text:p>
      <text:p text:style-name="P5"/>
      <text:p text:style-name="P6"><text:s text:c="9"/>10408566 function calls (10408508 primitive calls) in 78.984 seconds</text:p>
      <text:p text:style-name="P6"/>
      <text:p text:style-name="P6"><text:s text:c="3"/>Ordered by: cumulative time</text:p>
      <text:p text:style-name="P6"><text:s text:c="3"/>List reduced from 186 to 30 due to restriction &lt;30&gt;</text:p>
      <text:p text:style-name="P6"/>
      <text:p text:style-name="P6"><text:s text:c="3"/>ncalls <text:s/>tottime <text:s/>percall <text:s/>cumtime <text:s/>percall filename:lineno(function)</text:p>
      <text:p text:style-name="P6"><text:s text:c="8"/>1 <text:s text:c="3"/>0.001 <text:s text:c="3"/>0.001 <text:s text:c="2"/>78.999 <text:s text:c="2"/>78.999 ./test.py:28(test)</text:p>
      <text:p text:style-name="P6"><text:s text:c="8"/>1 <text:s text:c="3"/>0.001 <text:s text:c="3"/>0.001 <text:s text:c="2"/>78.927 <text:s text:c="2"/>78.927 /Users/me/w/duke/src/hlsvdpro_port/hlsvdpro.py:25(hlsvdpw_python)</text:p>
      <text:p text:style-name="P6"><text:s text:c="8"/>1 <text:s text:c="3"/>0.011 <text:s text:c="3"/>0.011 <text:s text:c="2"/>78.926 <text:s text:c="2"/>78.926 /Users/me/w/duke/src/hlsvdpro_port/hlsvdpro.py:77(hlsvdpro)</text:p>
      <text:p text:style-name="P6"><text:s text:c="8"/>1 <text:s text:c="3"/>0.004 <text:s text:c="3"/>0.004 <text:s text:c="2"/>75.781 <text:s text:c="2"/>75.781 /Users/me/w/duke/src/hlsvdpro_port/lanczopw.py:30(lanczopw)</text:p>
      <text:p text:style-name="P6"><text:s text:c="8"/>2 <text:s text:c="3"/>0.006 <text:s text:c="3"/>0.003 <text:s text:c="2"/>75.775 <text:s text:c="2"/>37.888 /Users/me/w/duke/src/hlsvdpro_port/zlansvdw.py:143(zlansvdw_pure)</text:p>
      <text:p text:style-name="P6"><text:s text:c="8"/>9 <text:s text:c="3"/>2.070 <text:s text:c="3"/>0.230 <text:s text:c="2"/>75.585 <text:s text:c="3"/>8.398 /Users/me/w/duke/src/hlsvdpro_port/zlanbprow.py:82(zlanbprow)</text:p>
      <text:p text:style-name="P6"><text:s text:c="6"/>191 <text:s text:c="2"/>33.617 <text:s text:c="3"/>0.176 <text:s text:c="2"/>71.863 <text:s text:c="3"/>0.376 /Users/me/w/duke/src/hlsvdpro_port/zreorth.py:317(zreorth2)</text:p>
      <text:p text:style-name="P6"><text:s/>10270781 <text:s text:c="2"/>39.694 <text:s text:c="3"/>0.000 <text:s text:c="2"/>39.694 <text:s text:c="3"/>0.000 {method 'conjugate' of 'numpy.generic' objects}</text:p>
      <text:p text:style-name="P6"><text:s text:c="8"/>1 <text:s text:c="3"/>1.316 <text:s text:c="3"/>1.316 <text:s text:c="3"/>3.087 <text:s text:c="3"/>3.087 /Users/me/w/duke/src/hlsvdpro_port/hlsvdpro.py:346(zcalc)</text:p>
      <text:p text:style-name="P6"><text:s text:c="6"/>200 <text:s text:c="3"/>1.062 <text:s text:c="3"/>0.005 <text:s text:c="3"/>1.192 <text:s text:c="3"/>0.006 /Users/me/w/duke/src/hlsvdpro_port/aprodw.py:25(aprodw)</text:p>
      <text:p text:style-name="P6"><text:s text:c="4"/>12100 <text:s text:c="3"/>0.249 <text:s text:c="3"/>0.000 <text:s text:c="3"/>0.249 <text:s text:c="3"/>0.000 {range}</text:p>
      <text:p text:style-name="P6"><text:s text:c="8"/>4 <text:s text:c="3"/>0.002 <text:s text:c="3"/>0.001 <text:s text:c="3"/>0.244 <text:s text:c="3"/>0.061 /Users/me/w/duke/src/hlsvdpro_port/zget0w.py:35(zgetu0w)</text:p>
      <text:p text:style-name="P6"><text:s text:c="8"/>5 <text:s text:c="3"/>0.201 <text:s text:c="3"/>0.040 <text:s text:c="3"/>0.216 <text:s text:c="3"/>0.043 {map}</text:p>
      <text:p text:style-name="P6"><text:s text:c="4"/>30358 <text:s text:c="3"/>0.215 <text:s text:c="3"/>0.000 <text:s text:c="3"/>0.215 <text:s text:c="3"/>0.000 {method 'format' of 'str' objects}</text:p>
      <text:p text:style-name="P6"><text:s text:c="6"/>200 <text:s text:c="3"/>0.014 <text:s text:c="3"/>0.000 <text:s text:c="3"/>0.113 <text:s text:c="3"/>0.001 /Users/me/w/duke/src/hlsvdpro_port/aprodw.py:127(ztmultz)</text:p>
      <text:p text:style-name="P6"><text:s text:c="6"/>402 <text:s text:c="3"/>0.002 <text:s text:c="3"/>0.000 <text:s text:c="3"/>0.077 <text:s text:c="3"/>0.000 /Library/Frameworks/Python.framework/Versions/2.7/lib/python2.7/site-packages/numpy/fft/fftpack.py:43(_raw_fft)</text:p>
      <text:p text:style-name="P6"><text:s text:c="7"/>98 <text:s text:c="3"/>0.037 <text:s text:c="3"/>0.000 <text:s text:c="3"/>0.066 <text:s text:c="3"/>0.001 /Users/me/w/duke/src/hlsvdpro_port/zlanbprow.py:1577(dupdate_mu)</text:p>
      <text:p text:style-name="P6"><text:s text:c="7"/>98 <text:s text:c="3"/>0.035 <text:s text:c="3"/>0.000 <text:s text:c="3"/>0.063 <text:s text:c="3"/>0.001 /Users/me/w/duke/src/hlsvdpro_port/zlanbprow.py:1722(dupdate_nu)</text:p>
      <text:p text:style-name="P6"><text:s text:c="6"/>200 <text:s text:c="3"/>0.019 <text:s text:c="3"/>0.000 <text:s text:c="3"/>0.059 <text:s text:c="3"/>0.000 /Library/Frameworks/Python.framework/Versions/2.7/lib/python2.7/site-packages/numpy/fft/fftpack.py:167(ifft)</text:p>
      <text:p text:style-name="P6"><text:s text:c="7"/>92 <text:s text:c="3"/>0.042 <text:s text:c="3"/>0.000 <text:s text:c="3"/>0.056 <text:s text:c="3"/>0.001 /Users/me/w/duke/src/hlsvdpro_port/zlanbprow.py:1366(dcompute_int)</text:p>
      <text:p text:style-name="P6"><text:s text:c="5"/>9512 <text:s text:c="3"/>0.045 <text:s text:c="3"/>0.000 <text:s text:c="3"/>0.047 <text:s text:c="3"/>0.000 /Users/me/w/duke/src/hlsvdpro_port/zlanbprow.py:54(dlapy2)</text:p>
      <text:p text:style-name="P6"><text:s text:c="8"/>1 <text:s text:c="3"/>0.045 <text:s text:c="3"/>0.045 <text:s text:c="3"/>0.046 <text:s text:c="3"/>0.046 /Users/me/w/duke/src/hlsvdpro_port/hlsvdpro.py:304(vanmon)</text:p>
      <text:p text:style-name="P6"><text:s text:c="6"/>202 <text:s text:c="3"/>0.001 <text:s text:c="3"/>0.000 <text:s text:c="3"/>0.041 <text:s text:c="3"/>0.000 /Library/Frameworks/Python.framework/Versions/2.7/lib/python2.7/site-packages/numpy/fft/fftpack.py:81(fft)</text:p>
      <text:p text:style-name="P6"><text:s text:c="6"/>202 <text:s text:c="3"/>0.037 <text:s text:c="3"/>0.000 <text:s text:c="3"/>0.037 <text:s text:c="3"/>0.000 {numpy.fft.fftpack_lite.cfftf}</text:p>
      <text:p text:style-name="P6"><text:s text:c="6"/>405 <text:s text:c="3"/>0.010 <text:s text:c="3"/>0.000 <text:s text:c="3"/>0.036 <text:s text:c="3"/>0.000 /Library/Frameworks/Python.framework/Versions/2.7/lib/python2.7/site-packages/scipy/linalg/misc.py:9(norm)</text:p>
      <text:p text:style-name="P6"><text:s text:c="6"/>200 <text:s text:c="3"/>0.035 <text:s text:c="3"/>0.000 <text:s text:c="3"/>0.035 <text:s text:c="3"/>0.000 {numpy.fft.fftpack_lite.cfftb}</text:p>
      <text:p text:style-name="P6"><text:s text:c="8"/>5 <text:s text:c="3"/>0.028 <text:s text:c="3"/>0.006 <text:s text:c="3"/>0.028 <text:s text:c="3"/>0.006 {method 'read' of 'file' objects}</text:p>
      <text:p text:style-name="P6"><text:s text:c="6"/>405 <text:s text:c="3"/>0.013 <text:s text:c="3"/>0.000 <text:s text:c="3"/>0.025 <text:s text:c="3"/>0.000 /Library/Frameworks/Python.framework/Versions/2.7/lib/python2.7/site-packages/numpy/lib/function_base.py:526(asarray_chkfinite)</text:p>
      <text:p text:style-name="P6"><text:s text:c="8"/>1 <text:s text:c="3"/>0.000 <text:s text:c="3"/>0.000 <text:s text:c="3"/>0.023 <text:s text:c="3"/>0.023 /Users/me/w/duke/src/vespa/common/util/xml_.py:341(element_to_dict)</text:p>
      <text:p text:style-name="P6"><text:s text:c="8"/>6 <text:s text:c="3"/>0.000 <text:s text:c="3"/>0.000 <text:s text:c="3"/>0.023 <text:s text:c="3"/>0.004 /Users/me/w/duke/src/vespa/common/util/xml_.py:246(_element_to_any_type)</text:p>
      <text:p text:style-name="P6"/>
      <text:p text:style-name="P33"><text:span text:style-name="T5">press_cp</text:span><text:span text:style-name="T6">1</text:span><text:span text:style-name="T5">.xml</text:span></text:p>
      <text:p text:style-name="P7"/>
      <text:p text:style-name="P7"><text:s text:c="9"/>8386992 function calls (8386948 primitive calls) in 64.753 seconds</text:p>
      <text:p text:style-name="P7"/>
      <text:p text:style-name="P7"><text:s text:c="3"/>Ordered by: cumulative time</text:p>
      <text:p text:style-name="P7"><text:s text:c="3"/>List reduced from 186 to 30 due to restriction &lt;30&gt;</text:p>
      <text:p text:style-name="P7"/>
      <text:p text:style-name="P7"><text:s text:c="3"/>ncalls <text:s/>tottime <text:s/>percall <text:s/>cumtime <text:s/>percall filename:lineno(function)</text:p>
      <text:p text:style-name="P7"><text:s text:c="8"/>1 <text:s text:c="3"/>0.000 <text:s text:c="3"/>0.000 <text:s text:c="2"/>64.766 <text:s text:c="2"/>64.766 ./test.py:28(test)</text:p>
      <text:p text:style-name="P7"><text:s text:c="8"/>1 <text:s text:c="3"/>0.001 <text:s text:c="3"/>0.001 <text:s text:c="2"/>64.416 <text:s text:c="2"/>64.416 /Users/me/w/duke/src/hlsvdpro_port/hlsvdpro.py:25(hlsvdpw_python)</text:p>
      <text:p text:style-name="P7"><text:s text:c="8"/>1 <text:s text:c="3"/>0.008 <text:s text:c="3"/>0.008 <text:s text:c="2"/>64.415 <text:s text:c="2"/>64.415 /Users/me/w/duke/src/hlsvdpro_port/hlsvdpro.py:77(hlsvdpro)</text:p>
      <text:p text:style-name="P7"><text:s text:c="8"/>1 <text:s text:c="3"/>0.003 <text:s text:c="3"/>0.003 <text:s text:c="2"/>62.395 <text:s text:c="2"/>62.395 /Users/me/w/duke/src/hlsvdpro_port/lanczopw.py:30(lanczopw)</text:p>
      <text:p text:style-name="P7"><text:s text:c="8"/>2 <text:s text:c="3"/>0.005 <text:s text:c="3"/>0.002 <text:s text:c="2"/>62.389 <text:s text:c="2"/>31.195 /Users/me/w/duke/src/hlsvdpro_port/zlansvdw.py:143(zlansvdw_pure)</text:p>
      <text:p text:style-name="P7"><text:s text:c="8"/>7 <text:s text:c="3"/>1.835 <text:s text:c="3"/>0.262 <text:s text:c="2"/>62.224 <text:s text:c="3"/>8.889 /Users/me/w/duke/src/hlsvdpro_port/zlanbprow.py:82(zlanbprow)</text:p>
      <text:p text:style-name="P7"><text:s text:c="6"/>171 <text:s text:c="2"/>27.649 <text:s text:c="3"/>0.162 <text:s text:c="2"/>58.929 <text:s text:c="3"/>0.345 /Users/me/w/duke/src/hlsvdpro_port/zreorth.py:317(zreorth2)</text:p>
      <text:p text:style-name="P7"><text:s text:c="2"/>8267534 <text:s text:c="2"/>32.150 <text:s text:c="3"/>0.000 <text:s text:c="2"/>32.150 <text:s text:c="3"/>0.000 {method 'conjugate' of 'numpy.generic' objects}</text:p>
      <text:p text:style-name="P7"><text:s text:c="8"/>1 <text:s text:c="3"/>0.847 <text:s text:c="3"/>0.847 <text:s text:c="3"/>1.986 <text:s text:c="3"/>1.986 /Users/me/w/duke/src/hlsvdpro_port/hlsvdpro.py:346(zcalc)</text:p>
      <text:p text:style-name="P7"><text:s text:c="6"/>180 <text:s text:c="3"/>0.938 <text:s text:c="3"/>0.005 <text:s text:c="3"/>1.053 <text:s text:c="3"/>0.006 /Users/me/w/duke/src/hlsvdpro_port/aprodw.py:25(aprodw)</text:p>
      <text:p text:style-name="P7"><text:s text:c="8"/>5 <text:s text:c="3"/>0.316 <text:s text:c="3"/>0.063 <text:s text:c="3"/>0.316 <text:s text:c="3"/>0.063 {method 'read' of 'file' objects}</text:p>
      <text:p text:style-name="P7"><text:s text:c="8"/>4 <text:s text:c="3"/>0.002 <text:s text:c="3"/>0.001 <text:s text:c="3"/>0.230 <text:s text:c="3"/>0.058 /Users/me/w/duke/src/hlsvdpro_port/zget0w.py:35(zgetu0w)</text:p>
      <text:p text:style-name="P7"><text:s text:c="5"/>9864 <text:s text:c="3"/>0.206 <text:s text:c="3"/>0.000 <text:s text:c="3"/>0.206 <text:s text:c="3"/>0.000 {range}</text:p>
      <text:p text:style-name="P7"><text:s text:c="8"/>5 <text:s text:c="3"/>0.189 <text:s text:c="3"/>0.038 <text:s text:c="3"/>0.202 <text:s text:c="3"/>0.040 {map}</text:p>
      <text:p text:style-name="P7"><text:s text:c="4"/>26672 <text:s text:c="3"/>0.187 <text:s text:c="3"/>0.000 <text:s text:c="3"/>0.187 <text:s text:c="3"/>0.000 {method 'format' of 'str' objects}</text:p>
      <text:p text:style-name="P7"><text:s text:c="6"/>180 <text:s text:c="3"/>0.012 <text:s text:c="3"/>0.000 <text:s text:c="3"/>0.101 <text:s text:c="3"/>0.001 /Users/me/w/duke/src/hlsvdpro_port/aprodw.py:127(ztmultz)</text:p>
      <text:p text:style-name="P7"><text:s text:c="6"/>362 <text:s text:c="3"/>0.002 <text:s text:c="3"/>0.000 <text:s text:c="3"/>0.068 <text:s text:c="3"/>0.000 /Library/Frameworks/Python.framework/Versions/2.7/lib/python2.7/site-packages/numpy/fft/fftpack.py:43(_raw_fft)</text:p>
      <text:p text:style-name="P7"><text:s text:c="7"/>88 <text:s text:c="3"/>0.031 <text:s text:c="3"/>0.000 <text:s text:c="3"/>0.055 <text:s text:c="3"/>0.001 /Users/me/w/duke/src/hlsvdpro_port/zlanbprow.py:1577(dupdate_mu)</text:p>
      <text:p text:style-name="P7"><text:s text:c="6"/>180 <text:s text:c="3"/>0.017 <text:s text:c="3"/>0.000 <text:s text:c="3"/>0.053 <text:s text:c="3"/>0.000 /Library/Frameworks/Python.framework/Versions/2.7/lib/python2.7/site-packages/numpy/fft/fftpack.py:167(ifft)</text:p>
      <text:p text:style-name="P7"><text:s text:c="7"/>88 <text:s text:c="3"/>0.030 <text:s text:c="3"/>0.000 <text:s text:c="3"/>0.053 <text:s text:c="3"/>0.001 /Users/me/w/duke/src/hlsvdpro_port/zlanbprow.py:1722(dupdate_nu)</text:p>
      <text:p text:style-name="P7"><text:s text:c="7"/>84 <text:s text:c="3"/>0.037 <text:s text:c="3"/>0.000 <text:s text:c="3"/>0.048 <text:s text:c="3"/>0.001 /Users/me/w/duke/src/hlsvdpro_port/zlanbprow.py:1366(dcompute_int)</text:p>
      <text:p text:style-name="P7"><text:s text:c="5"/>7802 <text:s text:c="3"/>0.038 <text:s text:c="3"/>0.000 <text:s text:c="3"/>0.039 <text:s text:c="3"/>0.000 /Users/me/w/duke/src/hlsvdpro_port/zlanbprow.py:54(dlapy2)</text:p>
      <text:p text:style-name="P7"><text:s text:c="6"/>182 <text:s text:c="3"/>0.001 <text:s text:c="3"/>0.000 <text:s text:c="3"/>0.037 <text:s text:c="3"/>0.000 /Library/Frameworks/Python.framework/Versions/2.7/lib/python2.7/site-packages/numpy/fft/fftpack.py:81(fft)</text:p>
      <text:p text:style-name="P7"><text:s text:c="6"/>182 <text:s text:c="3"/>0.034 <text:s text:c="3"/>0.000 <text:s text:c="3"/>0.034 <text:s text:c="3"/>0.000 {numpy.fft.fftpack_lite.cfftf}</text:p>
      <text:p text:style-name="P7"><text:s text:c="6"/>365 <text:s text:c="3"/>0.009 <text:s text:c="3"/>0.000 <text:s text:c="3"/>0.032 <text:s text:c="3"/>0.000 /Library/Frameworks/Python.framework/Versions/2.7/lib/python2.7/site-packages/scipy/linalg/misc.py:9(norm)</text:p>
      <text:p text:style-name="P7"><text:s text:c="6"/>180 <text:s text:c="3"/>0.031 <text:s text:c="3"/>0.000 <text:s text:c="3"/>0.031 <text:s text:c="3"/>0.000 {numpy.fft.fftpack_lite.cfftb}</text:p>
      <text:p text:style-name="P7"><text:s text:c="8"/>1 <text:s text:c="3"/>0.025 <text:s text:c="3"/>0.025 <text:s text:c="3"/>0.026 <text:s text:c="3"/>0.026 /Users/me/w/duke/src/hlsvdpro_port/hlsvdpro.py:304(vanmon)</text:p>
      <text:p text:style-name="P7"><text:s text:c="8"/>1 <text:s text:c="3"/>0.000 <text:s text:c="3"/>0.000 <text:s text:c="3"/>0.023 <text:s text:c="3"/>0.023 /Users/me/w/duke/src/vespa/common/util/xml_.py:341(element_to_dict)</text:p>
      <text:p text:style-name="P7"><text:s text:c="8"/>6 <text:s text:c="3"/>0.000 <text:s text:c="3"/>0.000 <text:s text:c="3"/>0.023 <text:s text:c="3"/>0.004 /Users/me/w/duke/src/vespa/common/util/xml_.py:246(_element_to_any_type)</text:p>
      <text:p text:style-name="P7"><text:s text:c="8"/>1 <text:s text:c="3"/>0.000 <text:s text:c="3"/>0.000 <text:s text:c="3"/>0.023 <text:s text:c="3"/>0.023 /Users/me/w/duke/src/vespa/common/util/xml_.py:423(element_to_numpy_array)</text:p>
      <text:p text:style-name="P7"/>
      <text:p text:style-name="P7"/>
      <text:p text:style-name="P38">press_cp2.xml</text:p>
      <text:p text:style-name="P9"/>
      <text:p text:style-name="P9"><text:s text:c="9"/>10136334 function calls (10136280 primitive calls) in 76.149 seconds</text:p>
      <text:p text:style-name="P9"/>
      <text:p text:style-name="P9"><text:s text:c="3"/>Ordered by: cumulative time</text:p>
      <text:p text:style-name="P9"><text:s text:c="3"/>List reduced from 186 to 30 due to restriction &lt;30&gt;</text:p>
      <text:p text:style-name="P9"/>
      <text:p text:style-name="P9"><text:s text:c="3"/>ncalls <text:s/>tottime <text:s/>percall <text:s/>cumtime <text:s/>percall filename:lineno(function)</text:p>
      <text:p text:style-name="P9"><text:s text:c="8"/>1 <text:s text:c="3"/>0.001 <text:s text:c="3"/>0.001 <text:s text:c="2"/>76.163 <text:s text:c="2"/>76.163 ./test.py:28(test)</text:p>
      <text:p text:style-name="P9"><text:s text:c="8"/>1 <text:s text:c="3"/>0.001 <text:s text:c="3"/>0.001 <text:s text:c="2"/>76.125 <text:s text:c="2"/>76.125 /Users/me/w/duke/src/hlsvdpro_port/hlsvdpro.py:25(hlsvdpw_python)</text:p>
      <text:p text:style-name="P9"><text:s text:c="8"/>1 <text:s text:c="3"/>0.009 <text:s text:c="3"/>0.009 <text:s text:c="2"/>76.124 <text:s text:c="2"/>76.124 /Users/me/w/duke/src/hlsvdpro_port/hlsvdpro.py:77(hlsvdpro)</text:p>
      <text:p text:style-name="P9"><text:s text:c="8"/>1 <text:s text:c="3"/>0.005 <text:s text:c="3"/>0.005 <text:s text:c="2"/>73.915 <text:s text:c="2"/>73.915 /Users/me/w/duke/src/hlsvdpro_port/lanczopw.py:30(lanczopw)</text:p>
      <text:p text:style-name="P9"><text:s text:c="8"/>2 <text:s text:c="3"/>0.008 <text:s text:c="3"/>0.004 <text:s text:c="2"/>73.908 <text:s text:c="2"/>36.954 /Users/me/w/duke/src/hlsvdpro_port/zlansvdw.py:143(zlansvdw_pure)</text:p>
      <text:p text:style-name="P9"><text:s text:c="8"/>9 <text:s text:c="3"/>2.009 <text:s text:c="3"/>0.223 <text:s text:c="2"/>73.720 <text:s text:c="3"/>8.191 /Users/me/w/duke/src/hlsvdpro_port/zlanbprow.py:82(zlanbprow)</text:p>
      <text:p text:style-name="P9"><text:s text:c="6"/>197 <text:s text:c="2"/>32.849 <text:s text:c="3"/>0.167 <text:s text:c="2"/>70.085 <text:s text:c="3"/>0.356 /Users/me/w/duke/src/hlsvdpro_port/zreorth.py:317(zreorth2)</text:p>
      <text:p text:style-name="P9"><text:s/>10000191 <text:s text:c="2"/>38.164 <text:s text:c="3"/>0.000 <text:s text:c="2"/>38.164 <text:s text:c="3"/>0.000 {method 'conjugate' of 'numpy.generic' objects}</text:p>
      <text:p text:style-name="P9"><text:s text:c="8"/>1 <text:s text:c="3"/>0.926 <text:s text:c="3"/>0.926 <text:s text:c="3"/>2.171 <text:s text:c="3"/>2.171 /Users/me/w/duke/src/hlsvdpro_port/hlsvdpro.py:346(zcalc)</text:p>
      <text:p text:style-name="P9"><text:s text:c="6"/>198 <text:s text:c="3"/>1.038 <text:s text:c="3"/>0.005 <text:s text:c="3"/>1.166 <text:s text:c="3"/>0.006 /Users/me/w/duke/src/hlsvdpro_port/aprodw.py:25(aprodw)</text:p>
      <text:p text:style-name="P9"><text:s text:c="4"/>11828 <text:s text:c="3"/>0.243 <text:s text:c="3"/>0.000 <text:s text:c="3"/>0.243 <text:s text:c="3"/>0.000 {range}</text:p>
      <text:p text:style-name="P9"><text:s text:c="8"/>4 <text:s text:c="3"/>0.002 <text:s text:c="3"/>0.001 <text:s text:c="3"/>0.239 <text:s text:c="3"/>0.060 /Users/me/w/duke/src/hlsvdpro_port/zget0w.py:35(zgetu0w)</text:p>
      <text:p text:style-name="P9"><text:s text:c="4"/>30180 <text:s text:c="3"/>0.214 <text:s text:c="3"/>0.000 <text:s text:c="3"/>0.214 <text:s text:c="3"/>0.000 {method 'format' of 'str' objects}</text:p>
      <text:p text:style-name="P9"><text:s text:c="8"/>5 <text:s text:c="3"/>0.196 <text:s text:c="3"/>0.039 <text:s text:c="3"/>0.210 <text:s text:c="3"/>0.042 {map}</text:p>
      <text:p text:style-name="P9"><text:s text:c="6"/>198 <text:s text:c="3"/>0.013 <text:s text:c="3"/>0.000 <text:s text:c="3"/>0.112 <text:s text:c="3"/>0.001 /Users/me/w/duke/src/hlsvdpro_port/aprodw.py:127(ztmultz)</text:p>
      <text:p text:style-name="P9"><text:s text:c="6"/>398 <text:s text:c="3"/>0.002 <text:s text:c="3"/>0.000 <text:s text:c="3"/>0.076 <text:s text:c="3"/>0.000 /Library/Frameworks/Python.framework/Versions/2.7/lib/python2.7/site-packages/numpy/fft/fftpack.py:43(_raw_fft)</text:p>
      <text:p text:style-name="P9"><text:s text:c="7"/>97 <text:s text:c="3"/>0.038 <text:s text:c="3"/>0.000 <text:s text:c="3"/>0.066 <text:s text:c="3"/>0.001 /Users/me/w/duke/src/hlsvdpro_port/zlanbprow.py:1577(dupdate_mu)</text:p>
      <text:p text:style-name="P9"><text:s text:c="7"/>95 <text:s text:c="3"/>0.048 <text:s text:c="3"/>0.001 <text:s text:c="3"/>0.062 <text:s text:c="3"/>0.001 /Users/me/w/duke/src/hlsvdpro_port/zlanbprow.py:1366(dcompute_int)</text:p>
      <text:p text:style-name="P9"><text:s text:c="7"/>97 <text:s text:c="3"/>0.035 <text:s text:c="3"/>0.000 <text:s text:c="3"/>0.061 <text:s text:c="3"/>0.001 /Users/me/w/duke/src/hlsvdpro_port/zlanbprow.py:1722(dupdate_nu)</text:p>
      <text:p text:style-name="P9"><text:s text:c="6"/>198 <text:s text:c="3"/>0.019 <text:s text:c="3"/>0.000 <text:s text:c="3"/>0.059 <text:s text:c="3"/>0.000 /Library/Frameworks/Python.framework/Versions/2.7/lib/python2.7/site-packages/numpy/fft/fftpack.py:167(ifft)</text:p>
      <text:p text:style-name="P9"><text:s text:c="5"/>9323 <text:s text:c="3"/>0.045 <text:s text:c="3"/>0.000 <text:s text:c="3"/>0.047 <text:s text:c="3"/>0.000 /Users/me/w/duke/src/hlsvdpro_port/zlanbprow.py:54(dlapy2)</text:p>
      <text:p text:style-name="P9"><text:s text:c="6"/>200 <text:s text:c="3"/>0.001 <text:s text:c="3"/>0.000 <text:s text:c="3"/>0.041 <text:s text:c="3"/>0.000 /Library/Frameworks/Python.framework/Versions/2.7/lib/python2.7/site-packages/numpy/fft/fftpack.py:81(fft)</text:p>
      <text:p text:style-name="P9"><text:s text:c="6"/>200 <text:s text:c="3"/>0.037 <text:s text:c="3"/>0.000 <text:s text:c="3"/>0.037 <text:s text:c="3"/>0.000 {numpy.fft.fftpack_lite.cfftf}</text:p>
      <text:p text:style-name="P9"><text:s text:c="6"/>405 <text:s text:c="3"/>0.010 <text:s text:c="3"/>0.000 <text:s text:c="3"/>0.035 <text:s text:c="3"/>0.000 /Library/Frameworks/Python.framework/Versions/2.7/lib/python2.7/site-packages/scipy/linalg/misc.py:9(norm)</text:p>
      <text:p text:style-name="P9"><text:s text:c="6"/>198 <text:s text:c="3"/>0.035 <text:s text:c="3"/>0.000 <text:s text:c="3"/>0.035 <text:s text:c="3"/>0.000 {numpy.fft.fftpack_lite.cfftb}</text:p>
      <text:p text:style-name="P9"><text:s text:c="8"/>1 <text:s text:c="3"/>0.027 <text:s text:c="3"/>0.027 <text:s text:c="3"/>0.028 <text:s text:c="3"/>0.028 /Users/me/w/duke/src/hlsvdpro_port/hlsvdpro.py:304(vanmon)</text:p>
      <text:p text:style-name="P9"><text:s text:c="8"/>1 <text:s text:c="3"/>0.000 <text:s text:c="3"/>0.000 <text:s text:c="3"/>0.026 <text:s text:c="3"/>0.026 /Users/me/w/duke/src/vespa/common/util/xml_.py:341(element_to_dict)</text:p>
      <text:p text:style-name="P9"><text:s text:c="8"/>6 <text:s text:c="3"/>0.000 <text:s text:c="3"/>0.000 <text:s text:c="3"/>0.026 <text:s text:c="3"/>0.004 /Users/me/w/duke/src/vespa/common/util/xml_.py:246(_element_to_any_type)</text:p>
      <text:p text:style-name="P9"><text:s text:c="8"/>1 <text:s text:c="3"/>0.000 <text:s text:c="3"/>0.000 <text:s text:c="3"/>0.026 <text:s text:c="3"/>0.026 /Users/me/w/duke/src/vespa/common/util/xml_.py:423(element_to_numpy_array)</text:p>
      <text:p text:style-name="P9"><text:s text:c="8"/>1 <text:s text:c="3"/>0.000 <text:s text:c="3"/>0.000 <text:s text:c="3"/>0.025 <text:s text:c="3"/>0.025 /Users/me/w/duke/src/vespa/common/util/xml_.py:464(decode_numeric_list)</text:p>
      <text:p text:style-name="P9"/>
      <text:p text:style-name="P8"/>
      <text:p text:style-name="P39">press_cp3.xml</text:p>
      <text:p text:style-name="P10"/>
      <text:p text:style-name="P1"><text:span text:style-name="T3"><text:s text:c="9"/>107</text:span><text:span text:style-name="T3">49531 function calls (10749475 primitive calls) in 81.721 seconds</text:span></text:p>
      <text:p text:style-name="P10"/>
      <text:p text:style-name="P10"><text:s text:c="3"/>Ordered by: cumulative time</text:p>
      <text:p text:style-name="P10"><text:s text:c="3"/>List reduced from 193 to 30 due to restriction &lt;30&gt;</text:p>
      <text:p text:style-name="P10"/>
      <text:p text:style-name="P10"><text:s text:c="3"/>ncalls <text:s/>tottime <text:s/>percall <text:s/>cumtime <text:s/>percall filename:lineno(function)</text:p>
      <text:p text:style-name="P10"><text:s text:c="8"/>1 <text:s text:c="3"/>0.000 <text:s text:c="3"/>0.000 <text:s text:c="2"/>81.734 <text:s text:c="2"/>81.734 ./test.py:28(test)</text:p>
      <text:p text:style-name="P10"><text:s text:c="8"/>1 <text:s text:c="3"/>0.001 <text:s text:c="3"/>0.001 <text:s text:c="2"/>81.390 <text:s text:c="2"/>81.390 /Users/me/w/duke/src/hlsvdpro_port/hlsvdpro.py:25(hlsvdpw_python)</text:p>
      <text:p text:style-name="P10"><text:s text:c="8"/>1 <text:s text:c="3"/>0.047 <text:s text:c="3"/>0.047 <text:s text:c="2"/>81.388 <text:s text:c="2"/>81.388 /Users/me/w/duke/src/hlsvdpro_port/hlsvdpro.py:77(hlsvdpro)</text:p>
      <text:p text:style-name="P10"><text:s text:c="8"/>1 <text:s text:c="3"/>0.004 <text:s text:c="3"/>0.004 <text:s text:c="2"/>79.365 <text:s text:c="2"/>79.365 /Users/me/w/duke/src/hlsvdpro_port/lanczopw.py:30(lanczopw)</text:p>
      <text:p text:style-name="P10"><text:s text:c="8"/>2 <text:s text:c="3"/>0.009 <text:s text:c="3"/>0.004 <text:s text:c="2"/>79.359 <text:s text:c="2"/>39.679 /Users/me/w/duke/src/hlsvdpro_port/zlansvdw.py:143(zlansvdw_pure)</text:p>
      <text:p text:style-name="P10"><text:s text:c="7"/>10 <text:s text:c="3"/>2.067 <text:s text:c="3"/>0.207 <text:s text:c="2"/>79.165 <text:s text:c="3"/>7.917 /Users/me/w/duke/src/hlsvdpro_port/zlanbprow.py:82(zlanbprow)</text:p>
      <text:p text:style-name="P10"><text:s text:c="6"/>204 <text:s text:c="2"/>35.259 <text:s text:c="3"/>0.173 <text:s text:c="2"/>75.449 <text:s text:c="3"/>0.370 /Users/me/w/duke/src/hlsvdpro_port/zreorth.py:317(zreorth2)</text:p>
      <text:p text:style-name="P10"><text:s/>10607195 <text:s text:c="2"/>40.964 <text:s text:c="3"/>0.000 <text:s text:c="2"/>40.964 <text:s text:c="3"/>0.000 {method 'conjugate' of 'numpy.generic' objects}</text:p>
      <text:p text:style-name="P10"><text:s text:c="8"/>1 <text:s text:c="3"/>0.832 <text:s text:c="3"/>0.832 <text:s text:c="3"/>1.944 <text:s text:c="3"/>1.944 /Users/me/w/duke/src/hlsvdpro_port/hlsvdpro.py:346(zcalc)</text:p>
      <text:p text:style-name="P10"><text:s text:c="6"/>204 <text:s text:c="3"/>1.064 <text:s text:c="3"/>0.005 <text:s text:c="3"/>1.194 <text:s text:c="3"/>0.006 /Users/me/w/duke/src/hlsvdpro_port/aprodw.py:25(aprodw)</text:p>
      <text:p text:style-name="P10"><text:s text:c="8"/>5 <text:s text:c="3"/>0.312 <text:s text:c="3"/>0.062 <text:s text:c="3"/>0.312 <text:s text:c="3"/>0.062 {method 'read' of 'file' objects}</text:p>
      <text:p text:style-name="P10"><text:s text:c="4"/>12485 <text:s text:c="3"/>0.258 <text:s text:c="3"/>0.000 <text:s text:c="3"/>0.258 <text:s text:c="3"/>0.000 {range}</text:p>
      <text:p text:style-name="P10"><text:s text:c="8"/>4 <text:s text:c="3"/>0.002 <text:s text:c="3"/>0.001 <text:s text:c="3"/>0.230 <text:s text:c="3"/>0.058 /Users/me/w/duke/src/hlsvdpro_port/zget0w.py:35(zgetu0w)</text:p>
      <text:p text:style-name="P10"><text:s text:c="4"/>31373 <text:s text:c="3"/>0.223 <text:s text:c="3"/>0.000 <text:s text:c="3"/>0.223 <text:s text:c="3"/>0.000 {method 'format' of 'str' objects}</text:p>
      <text:p text:style-name="P10"><text:s text:c="8"/>5 <text:s text:c="3"/>0.188 <text:s text:c="3"/>0.038 <text:s text:c="3"/>0.202 <text:s text:c="3"/>0.040 {map}</text:p>
      <text:p text:style-name="P10"><text:s text:c="6"/>204 <text:s text:c="3"/>0.013 <text:s text:c="3"/>0.000 <text:s text:c="3"/>0.113 <text:s text:c="3"/>0.001 /Users/me/w/duke/src/hlsvdpro_port/aprodw.py:127(ztmultz)</text:p>
      <text:p text:style-name="P10"><text:s text:c="6"/>410 <text:s text:c="3"/>0.002 <text:s text:c="3"/>0.000 <text:s text:c="3"/>0.076 <text:s text:c="3"/>0.000 /Library/Frameworks/Python.framework/Versions/2.7/lib/python2.7/site-packages/numpy/fft/fftpack.py:43(_raw_fft)</text:p>
      <text:p text:style-name="P10"><text:s text:c="6"/>100 <text:s text:c="3"/>0.038 <text:s text:c="3"/>0.000 <text:s text:c="3"/>0.067 <text:s text:c="3"/>0.001 /Users/me/w/duke/src/hlsvdpro_port/zlanbprow.py:1577(dupdate_mu)</text:p>
      <text:p text:style-name="P10"><text:s text:c="6"/>100 <text:s text:c="3"/>0.037 <text:s text:c="3"/>0.000 <text:s text:c="3"/>0.065 <text:s text:c="3"/>0.001 /Users/me/w/duke/src/hlsvdpro_port/zlanbprow.py:1722(dupdate_nu)</text:p>
      <text:p text:style-name="P10"><text:s text:c="6"/>204 <text:s text:c="3"/>0.019 <text:s text:c="3"/>0.000 <text:s text:c="3"/>0.060 <text:s text:c="3"/>0.000 /Library/Frameworks/Python.framework/Versions/2.7/lib/python2.7/site-packages/numpy/fft/fftpack.py:167(ifft)</text:p>
      <text:p text:style-name="P10"><text:s text:c="7"/>98 <text:s text:c="3"/>0.039 <text:s text:c="3"/>0.000 <text:s text:c="3"/>0.053 <text:s text:c="3"/>0.001 /Users/me/w/duke/src/hlsvdpro_port/zlanbprow.py:1366(dcompute_int)</text:p>
      <text:p text:style-name="P10"><text:s text:c="5"/>9902 <text:s text:c="3"/>0.046 <text:s text:c="3"/>0.000 <text:s text:c="3"/>0.048 <text:s text:c="3"/>0.000 /Users/me/w/duke/src/hlsvdpro_port/zlanbprow.py:54(dlapy2)</text:p>
      <text:p text:style-name="P10"><text:s text:c="6"/>206 <text:s text:c="3"/>0.001 <text:s text:c="3"/>0.000 <text:s text:c="3"/>0.041 <text:s text:c="3"/>0.000 /Library/Frameworks/Python.framework/Versions/2.7/lib/python2.7/site-packages/numpy/fft/fftpack.py:81(fft)</text:p>
      <text:p text:style-name="P10"><text:s text:c="6"/>206 <text:s text:c="3"/>0.037 <text:s text:c="3"/>0.000 <text:s text:c="3"/>0.037 <text:s text:c="3"/>0.000 {numpy.fft.fftpack_lite.cfftf}</text:p>
      <text:p text:style-name="P10"><text:s text:c="6"/>418 <text:s text:c="3"/>0.010 <text:s text:c="3"/>0.000 <text:s text:c="3"/>0.037 <text:s text:c="3"/>0.000 /Library/Frameworks/Python.framework/Versions/2.7/lib/python2.7/site-packages/scipy/linalg/misc.py:9(norm)</text:p>
      <text:p text:style-name="P10"><text:s text:c="6"/>204 <text:s text:c="3"/>0.035 <text:s text:c="3"/>0.000 <text:s text:c="3"/>0.035 <text:s text:c="3"/>0.000 {numpy.fft.fftpack_lite.cfftb}</text:p>
      <text:p text:style-name="P10"><text:s text:c="8"/>1 <text:s text:c="3"/>0.030 <text:s text:c="3"/>0.030 <text:s text:c="3"/>0.032 <text:s text:c="3"/>0.032 /Users/me/w/duke/src/hlsvdpro_port/hlsvdpro.py:304(vanmon)</text:p>
      <text:p text:style-name="P10"><text:s text:c="6"/>418 <text:s text:c="3"/>0.014 <text:s text:c="3"/>0.000 <text:s text:c="3"/>0.025 <text:s text:c="3"/>0.000 /Library/Frameworks/Python.framework/Versions/2.7/lib/python2.7/site-packages/numpy/lib/function_base.py:526(asarray_chkfinite)</text:p>
      <text:p text:style-name="P10"><text:s text:c="8"/>1 <text:s text:c="3"/>0.000 <text:s text:c="3"/>0.000 <text:s text:c="3"/>0.024 <text:s text:c="3"/>0.024 /Users/me/w/duke/src/vespa/common/util/xml_.py:341(element_to_dict)</text:p>
      <text:p text:style-name="P10"><text:s text:c="8"/>6 <text:s text:c="3"/>0.000 <text:s text:c="3"/>0.000 <text:s text:c="3"/>0.024 <text:s text:c="3"/>0.004 /Users/me/w/duke/src/vespa/common/util/xml_.py:246(_element_to_any_type)</text:p>
      <text:p text:style-name="P10"/>
      <text:p text:style-name="P10"/>
      <text:p text:style-name="P40">press_cp4.xml</text:p>
      <text:p text:style-name="P11"/>
      <text:p text:style-name="P11"><text:s text:c="9"/>14628393 function calls (14628289 primitive calls) in 112.294 seconds</text:p>
      <text:p text:style-name="P11"/>
      <text:p text:style-name="P11"><text:s text:c="3"/>Ordered by: cumulative time</text:p>
      <text:p text:style-name="P11"><text:s text:c="3"/>List reduced from 186 to 30 due to restriction &lt;30&gt;</text:p>
      <text:p text:style-name="P11"/>
      <text:p text:style-name="P11"><text:s text:c="3"/>ncalls <text:s/>tottime <text:s/>percall <text:s/>cumtime <text:s/>percall filename:lineno(function)</text:p>
      <text:p text:style-name="P11"><text:s text:c="8"/>1 <text:s text:c="3"/>0.000 <text:s text:c="3"/>0.000 <text:s/>112.316 <text:s/>112.316 ./test.py:28(test)</text:p>
      <text:p text:style-name="P11"><text:s text:c="8"/>1 <text:s text:c="3"/>0.000 <text:s text:c="3"/>0.000 <text:s/>111.965 <text:s/>111.965 /Users/me/w/duke/src/hlsvdpro_port/hlsvdpro.py:25(hlsvdpw_python)</text:p>
      <text:p text:style-name="P11"><text:s text:c="8"/>1 <text:s text:c="3"/>0.007 <text:s text:c="3"/>0.007 <text:s/>111.965 <text:s/>111.965 /Users/me/w/duke/src/hlsvdpro_port/hlsvdpro.py:77(hlsvdpro)</text:p>
      <text:p text:style-name="P11"><text:s text:c="8"/>1 <text:s text:c="3"/>0.004 <text:s text:c="3"/>0.004 <text:s/>110.644 <text:s/>110.644 /Users/me/w/duke/src/hlsvdpro_port/lanczopw.py:30(lanczopw)</text:p>
      <text:p text:style-name="P11"><text:s text:c="8"/>3 <text:s text:c="3"/>0.016 <text:s text:c="3"/>0.005 <text:s/>110.639 <text:s text:c="2"/>36.880 /Users/me/w/duke/src/hlsvdpro_port/zlansvdw.py:143(zlansvdw_pure)</text:p>
      <text:p text:style-name="P11"><text:s text:c="7"/>24 <text:s text:c="3"/>2.975 <text:s text:c="3"/>0.124 <text:s/>110.250 <text:s text:c="3"/>4.594 /Users/me/w/duke/src/hlsvdpro_port/zlanbprow.py:82(zlanbprow)</text:p>
      <text:p text:style-name="P11"><text:s text:c="6"/>285 <text:s text:c="2"/>49.132 <text:s text:c="3"/>0.172 <text:s/>104.919 <text:s text:c="3"/>0.368 /Users/me/w/duke/src/hlsvdpro_port/zreorth.py:317(zreorth2)</text:p>
      <text:p text:style-name="P11"><text:s/>14433697 <text:s text:c="2"/>56.056 <text:s text:c="3"/>0.000 <text:s text:c="2"/>56.056 <text:s text:c="3"/>0.000 {method 'conjugate' of 'numpy.generic' objects}</text:p>
      <text:p text:style-name="P11"><text:s text:c="6"/>288 <text:s text:c="3"/>1.511 <text:s text:c="3"/>0.005 <text:s text:c="3"/>1.700 <text:s text:c="3"/>0.006 /Users/me/w/duke/src/hlsvdpro_port/aprodw.py:25(aprodw)</text:p>
      <text:p text:style-name="P11"><text:s text:c="8"/>1 <text:s text:c="3"/>0.550 <text:s text:c="3"/>0.550 <text:s text:c="3"/>1.291 <text:s text:c="3"/>1.291 /Users/me/w/duke/src/hlsvdpro_port/hlsvdpro.py:346(zcalc)</text:p>
      <text:p text:style-name="P11"><text:s text:c="8"/>6 <text:s text:c="3"/>0.003 <text:s text:c="3"/>0.001 <text:s text:c="3"/>0.359 <text:s text:c="3"/>0.060 /Users/me/w/duke/src/hlsvdpro_port/zget0w.py:35(zgetu0w)</text:p>
      <text:p text:style-name="P11"><text:s text:c="4"/>17074 <text:s text:c="3"/>0.357 <text:s text:c="3"/>0.000 <text:s text:c="3"/>0.357 <text:s text:c="3"/>0.000 {range}</text:p>
      <text:p text:style-name="P11"><text:s text:c="8"/>7 <text:s text:c="3"/>0.295 <text:s text:c="3"/>0.042 <text:s text:c="3"/>0.317 <text:s text:c="3"/>0.045 {map}</text:p>
      <text:p text:style-name="P11"><text:s text:c="8"/>7 <text:s text:c="3"/>0.314 <text:s text:c="3"/>0.045 <text:s text:c="3"/>0.314 <text:s text:c="3"/>0.045 {method 'read' of 'file' objects}</text:p>
      <text:p text:style-name="P11"><text:s text:c="4"/>43851 <text:s text:c="3"/>0.314 <text:s text:c="3"/>0.000 <text:s text:c="3"/>0.314 <text:s text:c="3"/>0.000 {method 'format' of 'str' objects}</text:p>
      <text:p text:style-name="P11"><text:s text:c="6"/>288 <text:s text:c="3"/>0.019 <text:s text:c="3"/>0.000 <text:s text:c="3"/>0.165 <text:s text:c="3"/>0.001 /Users/me/w/duke/src/hlsvdpro_port/aprodw.py:127(ztmultz)</text:p>
      <text:p text:style-name="P11"><text:s text:c="6"/>578 <text:s text:c="3"/>0.003 <text:s text:c="3"/>0.000 <text:s text:c="3"/>0.112 <text:s text:c="3"/>0.000 /Library/Frameworks/Python.framework/Versions/2.7/lib/python2.7/site-packages/numpy/fft/fftpack.py:43(_raw_fft)</text:p>
      <text:p text:style-name="P11"><text:s text:c="8"/>1 <text:s text:c="3"/>0.000 <text:s text:c="3"/>0.000 <text:s text:c="3"/>0.103 <text:s text:c="3"/>0.103 /Library/Frameworks/Python.framework/Versions/2.7/lib/python2.7/site-packages/numpy/matrixlib/defmatrix.py:327(__mul__)</text:p>
      <text:p text:style-name="P11"><text:s text:c="8"/>1 <text:s text:c="3"/>0.103 <text:s text:c="3"/>0.103 <text:s text:c="3"/>0.103 <text:s text:c="3"/>0.103 {numpy.core._dotblas.dot}</text:p>
      <text:p text:style-name="P11"><text:s text:c="6"/>141 <text:s text:c="3"/>0.052 <text:s text:c="3"/>0.000 <text:s text:c="3"/>0.092 <text:s text:c="3"/>0.001 /Users/me/w/duke/src/hlsvdpro_port/zlanbprow.py:1577(dupdate_mu)</text:p>
      <text:p text:style-name="P11"><text:s text:c="6"/>141 <text:s text:c="3"/>0.049 <text:s text:c="3"/>0.000 <text:s text:c="3"/>0.087 <text:s text:c="3"/>0.001 /Users/me/w/duke/src/hlsvdpro_port/zlanbprow.py:1722(dupdate_nu)</text:p>
      <text:p text:style-name="P11"><text:s text:c="6"/>288 <text:s text:c="3"/>0.027 <text:s text:c="3"/>0.000 <text:s text:c="3"/>0.087 <text:s text:c="3"/>0.000 /Library/Frameworks/Python.framework/Versions/2.7/lib/python2.7/site-packages/numpy/fft/fftpack.py:167(ifft)</text:p>
      <text:p text:style-name="P11"><text:s text:c="4"/>13224 <text:s text:c="3"/>0.063 <text:s text:c="3"/>0.000 <text:s text:c="3"/>0.065 <text:s text:c="3"/>0.000 /Users/me/w/duke/src/hlsvdpro_port/zlanbprow.py:54(dlapy2)</text:p>
      <text:p text:style-name="P11"><text:s text:c="6"/>132 <text:s text:c="3"/>0.046 <text:s text:c="3"/>0.000 <text:s text:c="3"/>0.064 <text:s text:c="3"/>0.000 /Users/me/w/duke/src/hlsvdpro_port/zlanbprow.py:1366(dcompute_int)</text:p>
      <text:p text:style-name="P11"><text:s text:c="6"/>290 <text:s text:c="3"/>0.001 <text:s text:c="3"/>0.000 <text:s text:c="3"/>0.060 <text:s text:c="3"/>0.000 /Library/Frameworks/Python.framework/Versions/2.7/lib/python2.7/site-packages/numpy/fft/fftpack.py:81(fft)</text:p>
      <text:p text:style-name="P11"><text:s text:c="6"/>290 <text:s text:c="3"/>0.055 <text:s text:c="3"/>0.000 <text:s text:c="3"/>0.055 <text:s text:c="3"/>0.000 {numpy.fft.fftpack_lite.cfftf}</text:p>
      <text:p text:style-name="P11"><text:s text:c="6"/>594 <text:s text:c="3"/>0.014 <text:s text:c="3"/>0.000 <text:s text:c="3"/>0.052 <text:s text:c="3"/>0.000 /Library/Frameworks/Python.framework/Versions/2.7/lib/python2.7/site-packages/scipy/linalg/misc.py:9(norm)</text:p>
      <text:p text:style-name="P11"><text:s text:c="6"/>288 <text:s text:c="3"/>0.052 <text:s text:c="3"/>0.000 <text:s text:c="3"/>0.052 <text:s text:c="3"/>0.000 {numpy.fft.fftpack_lite.cfftb}</text:p>
      <text:p text:style-name="P11"><text:s text:c="6"/>594 <text:s text:c="3"/>0.020 <text:s text:c="3"/>0.000 <text:s text:c="3"/>0.036 <text:s text:c="3"/>0.000 /Library/Frameworks/Python.framework/Versions/2.7/lib/python2.7/site-packages/numpy/lib/function_base.py:526(asarray_chkfinite)</text:p>
      <text:p text:style-name="P11"><text:s text:c="7"/>25 <text:s text:c="3"/>0.011 <text:s text:c="3"/>0.000 <text:s text:c="3"/>0.033 <text:s text:c="3"/>0.001 /Users/me/w/duke/src/hlsvdpro_port/zlansvdw.py:837(dbdqr)</text:p>
      <text:p text:style-name="P11"/>
      <text:p text:style-name="P41">press_cp5.xml</text:p>
      <text:p text:style-name="P13"/>
      <text:p text:style-name="P13"><text:s text:c="9"/>9317685 function calls (9317625 primitive calls) in 73.139 seconds</text:p>
      <text:p text:style-name="P13"/>
      <text:p text:style-name="P13"><text:s text:c="3"/>Ordered by: cumulative time</text:p>
      <text:p text:style-name="P13"><text:s text:c="3"/>List reduced from 186 to 30 due to restriction &lt;30&gt;</text:p>
      <text:p text:style-name="P13"/>
      <text:p text:style-name="P13"><text:s text:c="3"/>ncalls <text:s/>tottime <text:s/>percall <text:s/>cumtime <text:s/>percall filename:lineno(function)</text:p>
      <text:p text:style-name="P13"><text:s text:c="8"/>1 <text:s text:c="3"/>0.000 <text:s text:c="3"/>0.000 <text:s text:c="2"/>73.154 <text:s text:c="2"/>73.154 ./test.py:28(test)</text:p>
      <text:p text:style-name="P13"><text:s text:c="8"/>1 <text:s text:c="3"/>0.001 <text:s text:c="3"/>0.001 <text:s text:c="2"/>73.120 <text:s text:c="2"/>73.120 /Users/me/w/duke/src/hlsvdpro_port/hlsvdpro.py:25(hlsvdpw_python)</text:p>
      <text:p text:style-name="P13"><text:s text:c="8"/>1 <text:s text:c="3"/>0.007 <text:s text:c="3"/>0.007 <text:s text:c="2"/>73.120 <text:s text:c="2"/>73.120 /Users/me/w/duke/src/hlsvdpro_port/hlsvdpro.py:77(hlsvdpro)</text:p>
      <text:p text:style-name="P13"><text:s text:c="8"/>1 <text:s text:c="3"/>0.004 <text:s text:c="3"/>0.004 <text:s text:c="2"/>71.627 <text:s text:c="2"/>71.627 /Users/me/w/duke/src/hlsvdpro_port/lanczopw.py:30(lanczopw)</text:p>
      <text:p text:style-name="P13"><text:s text:c="8"/>2 <text:s text:c="3"/>0.007 <text:s text:c="3"/>0.004 <text:s text:c="2"/>71.621 <text:s text:c="2"/>35.810 /Users/me/w/duke/src/hlsvdpro_port/zlansvdw.py:143(zlansvdw_pure)</text:p>
      <text:p text:style-name="P13"><text:s text:c="7"/>12 <text:s text:c="3"/>1.888 <text:s text:c="3"/>0.157 <text:s text:c="2"/>71.417 <text:s text:c="3"/>5.951 /Users/me/w/duke/src/hlsvdpro_port/zlanbprow.py:82(zlanbprow)</text:p>
      <text:p text:style-name="P13"><text:s text:c="6"/>184 <text:s text:c="2"/>31.913 <text:s text:c="3"/>0.173 <text:s text:c="2"/>67.955 <text:s text:c="3"/>0.369 /Users/me/w/duke/src/hlsvdpro_port/zreorth.py:317(zreorth2)</text:p>
      <text:p text:style-name="P13"><text:s text:c="2"/>9184212 <text:s text:c="2"/>36.573 <text:s text:c="3"/>0.000 <text:s text:c="2"/>36.573 <text:s text:c="3"/>0.000 {method 'conjugate' of 'numpy.generic' objects}</text:p>
      <text:p text:style-name="P13"><text:s text:c="8"/>1 <text:s text:c="3"/>0.623 <text:s text:c="3"/>0.623 <text:s text:c="3"/>1.458 <text:s text:c="3"/>1.458 /Users/me/w/duke/src/hlsvdpro_port/hlsvdpro.py:346(zcalc)</text:p>
      <text:p text:style-name="P13"><text:s text:c="6"/>190 <text:s text:c="3"/>1.019 <text:s text:c="3"/>0.005 <text:s text:c="3"/>1.143 <text:s text:c="3"/>0.006 /Users/me/w/duke/src/hlsvdpro_port/aprodw.py:25(aprodw)</text:p>
      <text:p text:style-name="P13"><text:s text:c="8"/>4 <text:s text:c="3"/>0.003 <text:s text:c="3"/>0.001 <text:s text:c="3"/>0.244 <text:s text:c="3"/>0.061 /Users/me/w/duke/src/hlsvdpro_port/zget0w.py:35(zgetu0w)</text:p>
      <text:p text:style-name="P13"><text:s text:c="4"/>10948 <text:s text:c="3"/>0.232 <text:s text:c="3"/>0.000 <text:s text:c="3"/>0.232 <text:s text:c="3"/>0.000 {range}</text:p>
      <text:p text:style-name="P13"><text:s text:c="8"/>5 <text:s text:c="3"/>0.198 <text:s text:c="3"/>0.040 <text:s text:c="3"/>0.212 <text:s text:c="3"/>0.042 {map}</text:p>
      <text:p text:style-name="P13"><text:s text:c="4"/>28563 <text:s text:c="3"/>0.201 <text:s text:c="3"/>0.000 <text:s text:c="3"/>0.201 <text:s text:c="3"/>0.000 {method 'format' of 'str' objects}</text:p>
      <text:p text:style-name="P13"><text:s text:c="6"/>190 <text:s text:c="3"/>0.013 <text:s text:c="3"/>0.000 <text:s text:c="3"/>0.109 <text:s text:c="3"/>0.001 /Users/me/w/duke/src/hlsvdpro_port/aprodw.py:127(ztmultz)</text:p>
      <text:p text:style-name="P13"><text:s text:c="6"/>382 <text:s text:c="3"/>0.002 <text:s text:c="3"/>0.000 <text:s text:c="3"/>0.073 <text:s text:c="3"/>0.000 /Library/Frameworks/Python.framework/Versions/2.7/lib/python2.7/site-packages/numpy/fft/fftpack.py:43(_raw_fft)</text:p>
      <text:p text:style-name="P13"><text:s text:c="7"/>93 <text:s text:c="3"/>0.034 <text:s text:c="3"/>0.000 <text:s text:c="3"/>0.061 <text:s text:c="3"/>0.001 /Users/me/w/duke/src/hlsvdpro_port/zlanbprow.py:1577(dupdate_mu)</text:p>
      <text:p text:style-name="P13"><text:s text:c="7"/>93 <text:s text:c="3"/>0.033 <text:s text:c="3"/>0.000 <text:s text:c="3"/>0.058 <text:s text:c="3"/>0.001 /Users/me/w/duke/src/hlsvdpro_port/zlanbprow.py:1722(dupdate_nu)</text:p>
      <text:p text:style-name="P13"><text:s text:c="6"/>190 <text:s text:c="3"/>0.018 <text:s text:c="3"/>0.000 <text:s text:c="3"/>0.057 <text:s text:c="3"/>0.000 /Library/Frameworks/Python.framework/Versions/2.7/lib/python2.7/site-packages/numpy/fft/fftpack.py:167(ifft)</text:p>
      <text:p text:style-name="P13"><text:s text:c="7"/>87 <text:s text:c="3"/>0.034 <text:s text:c="3"/>0.000 <text:s text:c="3"/>0.046 <text:s text:c="3"/>0.001 /Users/me/w/duke/src/hlsvdpro_port/zlanbprow.py:1366(dcompute_int)</text:p>
      <text:p text:style-name="P13"><text:s text:c="5"/>8607 <text:s text:c="3"/>0.042 <text:s text:c="3"/>0.000 <text:s text:c="3"/>0.043 <text:s text:c="3"/>0.000 /Users/me/w/duke/src/hlsvdpro_port/zlanbprow.py:54(dlapy2)</text:p>
      <text:p text:style-name="P13"><text:s text:c="6"/>192 <text:s text:c="3"/>0.001 <text:s text:c="3"/>0.000 <text:s text:c="3"/>0.039 <text:s text:c="3"/>0.000 /Library/Frameworks/Python.framework/Versions/2.7/lib/python2.7/site-packages/numpy/fft/fftpack.py:81(fft)</text:p>
      <text:p text:style-name="P13"><text:s text:c="6"/>192 <text:s text:c="3"/>0.036 <text:s text:c="3"/>0.000 <text:s text:c="3"/>0.036 <text:s text:c="3"/>0.000 {numpy.fft.fftpack_lite.cfftf}</text:p>
      <text:p text:style-name="P13"><text:s text:c="6"/>190 <text:s text:c="3"/>0.033 <text:s text:c="3"/>0.000 <text:s text:c="3"/>0.033 <text:s text:c="3"/>0.000 {numpy.fft.fftpack_lite.cfftb}</text:p>
      <text:p text:style-name="P13"><text:s text:c="6"/>384 <text:s text:c="3"/>0.009 <text:s text:c="3"/>0.000 <text:s text:c="3"/>0.033 <text:s text:c="3"/>0.000 /Library/Frameworks/Python.framework/Versions/2.7/lib/python2.7/site-packages/scipy/linalg/misc.py:9(norm)</text:p>
      <text:p text:style-name="P13"><text:s text:c="8"/>1 <text:s text:c="3"/>0.027 <text:s text:c="3"/>0.027 <text:s text:c="3"/>0.027 <text:s text:c="3"/>0.027 /Users/me/w/duke/src/hlsvdpro_port/hlsvdpro.py:304(vanmon)</text:p>
      <text:p text:style-name="P13"><text:s text:c="7"/>13 <text:s text:c="3"/>0.012 <text:s text:c="3"/>0.001 <text:s text:c="3"/>0.024 <text:s text:c="3"/>0.002 /Users/me/w/duke/src/hlsvdpro_port/zlansvdw.py:837(dbdqr)</text:p>
      <text:p text:style-name="P13"><text:s text:c="8"/>1 <text:s text:c="3"/>0.000 <text:s text:c="3"/>0.000 <text:s text:c="3"/>0.023 <text:s text:c="3"/>0.023 /Users/me/w/duke/src/vespa/common/util/xml_.py:341(element_to_dict)</text:p>
      <text:p text:style-name="P13"><text:s text:c="8"/>6 <text:s text:c="3"/>0.000 <text:s text:c="3"/>0.000 <text:s text:c="3"/>0.023 <text:s text:c="3"/>0.004 /Users/me/w/duke/src/vespa/common/util/xml_.py:246(_element_to_any_type)</text:p>
      <text:p text:style-name="P13"><text:s text:c="8"/>1 <text:s text:c="3"/>0.000 <text:s text:c="3"/>0.000 <text:s text:c="3"/>0.023 <text:s text:c="3"/>0.023 /Users/me/w/duke/src/vespa/common/util/xml_.py:423(element_to_numpy_array)</text:p>
      <text:p text:style-name="P13"/>
      <text:p text:style-name="P13"/>
      <text:p text:style-name="P34"><text:span text:style-name="T4">press_cp</text:span><text:span text:style-name="T7">6</text:span><text:span text:style-name="T4">.xml</text:span></text:p>
      <text:p text:style-name="P14"/>
      <text:p text:style-name="P15"><text:s text:c="9"/>9317685 function calls (9317625 primitive calls) in 71.073 seconds</text:p>
      <text:p text:style-name="P15"/>
      <text:p text:style-name="P15"><text:s text:c="3"/>Ordered by: cumulative time</text:p>
      <text:p text:style-name="P15"><text:s text:c="3"/>List reduced from 186 to 30 due to restriction &lt;30&gt;</text:p>
      <text:p text:style-name="P15"/>
      <text:p text:style-name="P15"><text:s text:c="3"/>ncalls <text:s/>tottime <text:s/>percall <text:s/>cumtime <text:s/>percall filename:lineno(function)</text:p>
      <text:p text:style-name="P15"><text:s text:c="8"/>1 <text:s text:c="3"/>0.000 <text:s text:c="3"/>0.000 <text:s text:c="2"/>71.088 <text:s text:c="2"/>71.088 ./test.py:28(test)</text:p>
      <text:p text:style-name="P15"><text:s text:c="8"/>1 <text:s text:c="3"/>0.000 <text:s text:c="3"/>0.000 <text:s text:c="2"/>70.736 <text:s text:c="2"/>70.736 /Users/me/w/duke/src/hlsvdpro_port/hlsvdpro.py:25(hlsvdpw_python)</text:p>
      <text:p text:style-name="P15"><text:s text:c="8"/>1 <text:s text:c="3"/>0.007 <text:s text:c="3"/>0.007 <text:s text:c="2"/>70.736 <text:s text:c="2"/>70.736 /Users/me/w/duke/src/hlsvdpro_port/hlsvdpro.py:77(hlsvdpro)</text:p>
      <text:p text:style-name="P15"><text:s text:c="8"/>1 <text:s text:c="3"/>0.004 <text:s text:c="3"/>0.004 <text:s text:c="2"/>69.382 <text:s text:c="2"/>69.382 /Users/me/w/duke/src/hlsvdpro_port/lanczopw.py:30(lanczopw)</text:p>
      <text:p text:style-name="P15"><text:s text:c="8"/>2 <text:s text:c="3"/>0.008 <text:s text:c="3"/>0.004 <text:s text:c="2"/>69.377 <text:s text:c="2"/>34.688 /Users/me/w/duke/src/hlsvdpro_port/zlansvdw.py:143(zlansvdw_pure)</text:p>
      <text:p text:style-name="P15"><text:s text:c="7"/>12 <text:s text:c="3"/>1.932 <text:s text:c="3"/>0.161 <text:s text:c="2"/>69.181 <text:s text:c="3"/>5.765 /Users/me/w/duke/src/hlsvdpro_port/zlanbprow.py:82(zlanbprow)</text:p>
      <text:p text:style-name="P15"><text:s text:c="6"/>184 <text:s text:c="2"/>30.795 <text:s text:c="3"/>0.167 <text:s text:c="2"/>65.686 <text:s text:c="3"/>0.357 /Users/me/w/duke/src/hlsvdpro_port/zreorth.py:317(zreorth2)</text:p>
      <text:p text:style-name="P15"><text:s text:c="2"/>9184212 <text:s text:c="2"/>35.354 <text:s text:c="3"/>0.000 <text:s text:c="2"/>35.354 <text:s text:c="3"/>0.000 {method 'conjugate' of 'numpy.generic' objects}</text:p>
      <text:p text:style-name="P15"><text:s text:c="8"/>1 <text:s text:c="3"/>0.567 <text:s text:c="3"/>0.567 <text:s text:c="3"/>1.324 <text:s text:c="3"/>1.324 /Users/me/w/duke/src/hlsvdpro_port/hlsvdpro.py:346(zcalc)</text:p>
      <text:p text:style-name="P15"><text:s text:c="6"/>190 <text:s text:c="3"/>0.994 <text:s text:c="3"/>0.005 <text:s text:c="3"/>1.116 <text:s text:c="3"/>0.006 /Users/me/w/duke/src/hlsvdpro_port/aprodw.py:25(aprodw)</text:p>
      <text:p text:style-name="P15"><text:s text:c="8"/>5 <text:s text:c="3"/>0.318 <text:s text:c="3"/>0.064 <text:s text:c="3"/>0.318 <text:s text:c="3"/>0.064 {method 'read' of 'file' objects}</text:p>
      <text:p text:style-name="P15"><text:s text:c="8"/>4 <text:s text:c="3"/>0.002 <text:s text:c="3"/>0.001 <text:s text:c="3"/>0.247 <text:s text:c="3"/>0.062 /Users/me/w/duke/src/hlsvdpro_port/zget0w.py:35(zgetu0w)</text:p>
      <text:p text:style-name="P15"><text:s text:c="4"/>10948 <text:s text:c="3"/>0.228 <text:s text:c="3"/>0.000 <text:s text:c="3"/>0.228 <text:s text:c="3"/>0.000 {range}</text:p>
      <text:p text:style-name="P15"><text:s text:c="8"/>5 <text:s text:c="3"/>0.202 <text:s text:c="3"/>0.040 <text:s text:c="3"/>0.217 <text:s text:c="3"/>0.043 {map}</text:p>
      <text:p text:style-name="P15"><text:s text:c="4"/>28563 <text:s text:c="3"/>0.198 <text:s text:c="3"/>0.000 <text:s text:c="3"/>0.198 <text:s text:c="3"/>0.000 {method 'format' of 'str' objects}</text:p>
      <text:p text:style-name="P15"><text:s text:c="6"/>190 <text:s text:c="3"/>0.013 <text:s text:c="3"/>0.000 <text:s text:c="3"/>0.107 <text:s text:c="3"/>0.001 /Users/me/w/duke/src/hlsvdpro_port/aprodw.py:127(ztmultz)</text:p>
      <text:p text:style-name="P15"><text:s text:c="6"/>382 <text:s text:c="3"/>0.002 <text:s text:c="3"/>0.000 <text:s text:c="3"/>0.072 <text:s text:c="3"/>0.000 /Library/Frameworks/Python.framework/Versions/2.7/lib/python2.7/site-packages/numpy/fft/fftpack.py:43(_raw_fft)</text:p>
      <text:p text:style-name="P15"><text:s text:c="7"/>87 <text:s text:c="3"/>0.052 <text:s text:c="3"/>0.001 <text:s text:c="3"/>0.064 <text:s text:c="3"/>0.001 /Users/me/w/duke/src/hlsvdpro_port/zlanbprow.py:1366(dcompute_int)</text:p>
      <text:p text:style-name="P15"><text:s text:c="7"/>93 <text:s text:c="3"/>0.033 <text:s text:c="3"/>0.000 <text:s text:c="3"/>0.058 <text:s text:c="3"/>0.001 /Users/me/w/duke/src/hlsvdpro_port/zlanbprow.py:1577(dupdate_mu)</text:p>
      <text:p text:style-name="P15"><text:s text:c="7"/>93 <text:s text:c="3"/>0.033 <text:s text:c="3"/>0.000 <text:s text:c="3"/>0.058 <text:s text:c="3"/>0.001 /Users/me/w/duke/src/hlsvdpro_port/zlanbprow.py:1722(dupdate_nu)</text:p>
      <text:p text:style-name="P15"><text:s text:c="6"/>190 <text:s text:c="3"/>0.018 <text:s text:c="3"/>0.000 <text:s text:c="3"/>0.056 <text:s text:c="3"/>0.000 /Library/Frameworks/Python.framework/Versions/2.7/lib/python2.7/site-packages/numpy/fft/fftpack.py:167(ifft)</text:p>
      <text:p text:style-name="P15"><text:s text:c="5"/>8607 <text:s text:c="3"/>0.041 <text:s text:c="3"/>0.000 <text:s text:c="3"/>0.042 <text:s text:c="3"/>0.000 /Users/me/w/duke/src/hlsvdpro_port/zlanbprow.py:54(dlapy2)</text:p>
      <text:p text:style-name="P15"><text:s text:c="6"/>192 <text:s text:c="3"/>0.001 <text:s text:c="3"/>0.000 <text:s text:c="3"/>0.039 <text:s text:c="3"/>0.000 /Library/Frameworks/Python.framework/Versions/2.7/lib/python2.7/site-packages/numpy/fft/fftpack.py:81(fft)</text:p>
      <text:p text:style-name="P15"><text:s text:c="6"/>192 <text:s text:c="3"/>0.035 <text:s text:c="3"/>0.000 <text:s text:c="3"/>0.035 <text:s text:c="3"/>0.000 {numpy.fft.fftpack_lite.cfftf}</text:p>
      <text:p text:style-name="P15"><text:s text:c="6"/>384 <text:s text:c="3"/>0.009 <text:s text:c="3"/>0.000 <text:s text:c="3"/>0.033 <text:s text:c="3"/>0.000 /Library/Frameworks/Python.framework/Versions/2.7/lib/python2.7/site-packages/scipy/linalg/misc.py:9(norm)</text:p>
      <text:p text:style-name="P15"><text:s text:c="6"/>190 <text:s text:c="3"/>0.033 <text:s text:c="3"/>0.000 <text:s text:c="3"/>0.033 <text:s text:c="3"/>0.000 {numpy.fft.fftpack_lite.cfftb}</text:p>
      <text:p text:style-name="P15"><text:s text:c="8"/>1 <text:s text:c="3"/>0.000 <text:s text:c="3"/>0.000 <text:s text:c="3"/>0.023 <text:s text:c="3"/>0.023 /Users/me/w/duke/src/vespa/common/util/xml_.py:341(element_to_dict)</text:p>
      <text:p text:style-name="P15"><text:s text:c="8"/>6 <text:s text:c="3"/>0.000 <text:s text:c="3"/>0.000 <text:s text:c="3"/>0.023 <text:s text:c="3"/>0.004 /Users/me/w/duke/src/vespa/common/util/xml_.py:246(_element_to_any_type)</text:p>
      <text:p text:style-name="P15"><text:s text:c="8"/>1 <text:s text:c="3"/>0.000 <text:s text:c="3"/>0.000 <text:s text:c="3"/>0.023 <text:s text:c="3"/>0.023 /Users/me/w/duke/src/vespa/common/util/xml_.py:423(element_to_numpy_array)</text:p>
      <text:p text:style-name="P15"><text:s text:c="6"/>384 <text:s text:c="3"/>0.013 <text:s text:c="3"/>0.000 <text:s text:c="3"/>0.023 <text:s text:c="3"/>0.000 /Library/Frameworks/Python.framework/Versions/2.7/lib/python2.7/site-packages/numpy/lib/function_base.py:526(asarray_chkfinite)</text:p>
      <text:p text:style-name="P15"/>
      <text:p text:style-name="P15"/>
      <text:p text:style-name="P42">press_cp7.xml</text:p>
      <text:p text:style-name="P16"/>
      <text:p text:style-name="P16"><text:s text:c="9"/>10250791 function calls (10250733 primitive calls) in 77.835 seconds</text:p>
      <text:p text:style-name="P16"/>
      <text:p text:style-name="P16"><text:s text:c="3"/>Ordered by: cumulative time</text:p>
      <text:p text:style-name="P16"><text:s text:c="3"/>List reduced from 186 to 30 due to restriction &lt;30&gt;</text:p>
      <text:p text:style-name="P16"/>
      <text:p text:style-name="P16"><text:s text:c="3"/>ncalls <text:s/>tottime <text:s/>percall <text:s/>cumtime <text:s/>percall filename:lineno(function)</text:p>
      <text:p text:style-name="P16"><text:s text:c="8"/>1 <text:s text:c="3"/>0.000 <text:s text:c="3"/>0.000 <text:s text:c="2"/>77.849 <text:s text:c="2"/>77.849 ./test.py:28(test)</text:p>
      <text:p text:style-name="P16"><text:s text:c="8"/>1 <text:s text:c="3"/>0.001 <text:s text:c="3"/>0.001 <text:s text:c="2"/>77.793 <text:s text:c="2"/>77.793 /Users/me/w/duke/src/hlsvdpro_port/hlsvdpro.py:25(hlsvdpw_python)</text:p>
      <text:p text:style-name="P16"><text:s text:c="8"/>1 <text:s text:c="3"/>0.008 <text:s text:c="3"/>0.008 <text:s text:c="2"/>77.793 <text:s text:c="2"/>77.793 /Users/me/w/duke/src/hlsvdpro_port/hlsvdpro.py:77(hlsvdpro)</text:p>
      <text:p text:style-name="P16"><text:s text:c="8"/>1 <text:s text:c="3"/>0.004 <text:s text:c="3"/>0.004 <text:s text:c="2"/>76.105 <text:s text:c="2"/>76.105 /Users/me/w/duke/src/hlsvdpro_port/lanczopw.py:30(lanczopw)</text:p>
      <text:p text:style-name="P16"><text:s text:c="8"/>2 <text:s text:c="3"/>0.007 <text:s text:c="3"/>0.003 <text:s text:c="2"/>76.099 <text:s text:c="2"/>38.050 /Users/me/w/duke/src/hlsvdpro_port/zlansvdw.py:143(zlansvdw_pure)</text:p>
      <text:p text:style-name="P16"><text:s text:c="7"/>11 <text:s text:c="3"/>2.028 <text:s text:c="3"/>0.184 <text:s text:c="2"/>75.904 <text:s text:c="3"/>6.900 /Users/me/w/duke/src/hlsvdpro_port/zlanbprow.py:82(zlanbprow)</text:p>
      <text:p text:style-name="P16"><text:s text:c="6"/>189 <text:s text:c="2"/>33.860 <text:s text:c="3"/>0.179 <text:s text:c="2"/>72.234 <text:s text:c="3"/>0.382 /Users/me/w/duke/src/hlsvdpro_port/zreorth.py:317(zreorth2)</text:p>
      <text:p text:style-name="P16"><text:s/>10111013 <text:s text:c="2"/>38.994 <text:s text:c="3"/>0.000 <text:s text:c="2"/>38.994 <text:s text:c="3"/>0.000 {method 'conjugate' of 'numpy.generic' objects}</text:p>
      <text:p text:style-name="P16"><text:s text:c="8"/>1 <text:s text:c="3"/>0.713 <text:s text:c="3"/>0.713 <text:s text:c="3"/>1.655 <text:s text:c="3"/>1.655 /Users/me/w/duke/src/hlsvdpro_port/hlsvdpro.py:346(zcalc)</text:p>
      <text:p text:style-name="P16"><text:s text:c="6"/>200 <text:s text:c="3"/>1.061 <text:s text:c="3"/>0.005 <text:s text:c="3"/>1.193 <text:s text:c="3"/>0.006 /Users/me/w/duke/src/hlsvdpro_port/aprodw.py:25(aprodw)</text:p>
      <text:p text:style-name="P16"><text:s text:c="4"/>11937 <text:s text:c="3"/>0.247 <text:s text:c="3"/>0.000 <text:s text:c="3"/>0.247 <text:s text:c="3"/>0.000 {range}</text:p>
      <text:p text:style-name="P16"><text:s text:c="8"/>4 <text:s text:c="3"/>0.002 <text:s text:c="3"/>0.001 <text:s text:c="3"/>0.238 <text:s text:c="3"/>0.060 /Users/me/w/duke/src/hlsvdpro_port/zget0w.py:35(zgetu0w)</text:p>
      <text:p text:style-name="P16"><text:s text:c="8"/>5 <text:s text:c="3"/>0.196 <text:s text:c="3"/>0.039 <text:s text:c="3"/>0.210 <text:s text:c="3"/>0.042 {map}</text:p>
      <text:p text:style-name="P16"><text:s text:c="4"/>30281 <text:s text:c="3"/>0.210 <text:s text:c="3"/>0.000 <text:s text:c="3"/>0.210 <text:s text:c="3"/>0.000 {method 'format' of 'str' objects}</text:p>
      <text:p text:style-name="P16"><text:s text:c="6"/>200 <text:s text:c="3"/>0.013 <text:s text:c="3"/>0.000 <text:s text:c="3"/>0.116 <text:s text:c="3"/>0.001 /Users/me/w/duke/src/hlsvdpro_port/aprodw.py:127(ztmultz)</text:p>
      <text:p text:style-name="P16"><text:s text:c="6"/>402 <text:s text:c="3"/>0.002 <text:s text:c="3"/>0.000 <text:s text:c="3"/>0.079 <text:s text:c="3"/>0.000 /Library/Frameworks/Python.framework/Versions/2.7/lib/python2.7/site-packages/numpy/fft/fftpack.py:43(_raw_fft)</text:p>
      <text:p text:style-name="P16"><text:s text:c="7"/>98 <text:s text:c="3"/>0.037 <text:s text:c="3"/>0.000 <text:s text:c="3"/>0.065 <text:s text:c="3"/>0.001 /Users/me/w/duke/src/hlsvdpro_port/zlanbprow.py:1577(dupdate_mu)</text:p>
      <text:p text:style-name="P16"><text:s text:c="7"/>98 <text:s text:c="3"/>0.035 <text:s text:c="3"/>0.000 <text:s text:c="3"/>0.062 <text:s text:c="3"/>0.001 /Users/me/w/duke/src/hlsvdpro_port/zlanbprow.py:1722(dupdate_nu)</text:p>
      <text:p text:style-name="P16"><text:s text:c="6"/>200 <text:s text:c="3"/>0.019 <text:s text:c="3"/>0.000 <text:s text:c="3"/>0.061 <text:s text:c="3"/>0.000 /Library/Frameworks/Python.framework/Versions/2.7/lib/python2.7/site-packages/numpy/fft/fftpack.py:167(ifft)</text:p>
      <text:p text:style-name="P16"><text:s text:c="7"/>90 <text:s text:c="3"/>0.040 <text:s text:c="3"/>0.000 <text:s text:c="3"/>0.052 <text:s text:c="3"/>0.001 /Users/me/w/duke/src/hlsvdpro_port/zlanbprow.py:1366(dcompute_int)</text:p>
      <text:p text:style-name="P16"><text:s text:c="5"/>9512 <text:s text:c="3"/>0.045 <text:s text:c="3"/>0.000 <text:s text:c="3"/>0.046 <text:s text:c="3"/>0.000 /Users/me/w/duke/src/hlsvdpro_port/zlanbprow.py:54(dlapy2)</text:p>
      <text:p text:style-name="P16"><text:s text:c="6"/>202 <text:s text:c="3"/>0.001 <text:s text:c="3"/>0.000 <text:s text:c="3"/>0.043 <text:s text:c="3"/>0.000 /Library/Frameworks/Python.framework/Versions/2.7/lib/python2.7/site-packages/numpy/fft/fftpack.py:81(fft)</text:p>
      <text:p text:style-name="P16"><text:s text:c="6"/>202 <text:s text:c="3"/>0.039 <text:s text:c="3"/>0.000 <text:s text:c="3"/>0.039 <text:s text:c="3"/>0.000 {numpy.fft.fftpack_lite.cfftf}</text:p>
      <text:p text:style-name="P16"><text:s text:c="6"/>200 <text:s text:c="3"/>0.036 <text:s text:c="3"/>0.000 <text:s text:c="3"/>0.036 <text:s text:c="3"/>0.000 {numpy.fft.fftpack_lite.cfftb}</text:p>
      <text:p text:style-name="P16"><text:s text:c="6"/>401 <text:s text:c="3"/>0.010 <text:s text:c="3"/>0.000 <text:s text:c="3"/>0.035 <text:s text:c="3"/>0.000 /Library/Frameworks/Python.framework/Versions/2.7/lib/python2.7/site-packages/scipy/linalg/misc.py:9(norm)</text:p>
      <text:p text:style-name="P16"><text:s text:c="8"/>1 <text:s text:c="3"/>0.024 <text:s text:c="3"/>0.024 <text:s text:c="3"/>0.024 <text:s text:c="3"/>0.024 /Users/me/w/duke/src/hlsvdpro_port/hlsvdpro.py:304(vanmon)</text:p>
      <text:p text:style-name="P16"><text:s text:c="7"/>12 <text:s text:c="3"/>0.012 <text:s text:c="3"/>0.001 <text:s text:c="3"/>0.024 <text:s text:c="3"/>0.002 /Users/me/w/duke/src/hlsvdpro_port/zlansvdw.py:837(dbdqr)</text:p>
      <text:p text:style-name="P16"><text:s text:c="6"/>401 <text:s text:c="3"/>0.013 <text:s text:c="3"/>0.000 <text:s text:c="3"/>0.024 <text:s text:c="3"/>0.000 /Library/Frameworks/Python.framework/Versions/2.7/lib/python2.7/site-packages/numpy/lib/function_base.py:526(asarray_chkfinite)</text:p>
      <text:p text:style-name="P16"><text:s text:c="8"/>1 <text:s text:c="3"/>0.000 <text:s text:c="3"/>0.000 <text:s text:c="3"/>0.023 <text:s text:c="3"/>0.023 /Users/me/w/duke/src/vespa/common/util/xml_.py:341(element_to_dict)</text:p>
      <text:p text:style-name="P16"><text:s text:c="8"/>6 <text:s text:c="3"/>0.000 <text:s text:c="3"/>0.000 <text:s text:c="3"/>0.023 <text:s text:c="3"/>0.004 /Users/me/w/duke/src/vespa/common/util/xml_.py:246(_element_to_any_type)</text:p>
      <text:p text:style-name="P16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Palatino" svg:font-family="Palatino" style:font-family-generic="roman"/>
    <style:font-face style:name="Helvetica" svg:font-family="Helvetica" style:font-family-generic="swiss"/>
    <style:font-face style:name="Monaco" svg:font-family="Monaco" style:font-family-generic="modern" style:font-pitch="fixed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Palatino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Helvetica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Palatino"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Palatino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alatino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2T12:45:54</meta:creation-date>
    <dc:date>2012-12-19T18:44:08</dc:date>
    <meta:editing-duration>P1DT10H5M45S</meta:editing-duration>
    <meta:editing-cycles>110</meta:editing-cycles>
    <meta:generator>LibreOffice/3.6$MacOSX_x86 LibreOffice_project/2ef5aff-a6fb0ff-166bdff-cf087ad-0f1389</meta:generator>
    <meta:print-date>2012-12-12T13:19:45</meta:print-date>
    <meta:document-statistic meta:table-count="1" meta:image-count="0" meta:object-count="0" meta:page-count="13" meta:paragraph-count="526" meta:word-count="2657" meta:character-count="36900" meta:non-whitespace-character-count="29151"/>
  </office:meta>
</office:document-meta>
</file>